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transparent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7" style:family="table-cell" style:parent-style-name="_19968__33324__32_2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9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19968__33324__32_2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21315__20998__20301__91_0_93__32_3" style:data-style-name="N48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4" style:family="table-cell" style:parent-style-name="_19968__33324__32_2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19968__33324__32_2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4" style:family="table-cell" style:parent-style-name="_19968__33324__32_2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37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微軟正黑體" style:font-name-asian="微軟正黑體" style:font-name-complex="微軟正黑體"/>
    </style:style>
    <style:style style:name="ce38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9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40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41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4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FF0000" style:font-name="微軟正黑體" style:font-name-asian="微軟正黑體" style:font-name-complex="微軟正黑體"/>
    </style:style>
    <style:style style:name="ce43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0.9525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13770833333333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95791666666667cm"/>
    </style:style>
    <style:style style:name="co17" style:family="table-column">
      <style:table-column-properties fo:break-before="auto" style:column-width="2.143125cm" style:use-optimal-column-width="true"/>
    </style:style>
    <style:style style:name="co18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15pt" style:use-optimal-row-height="false" fo:break-before="auto"/>
    </style:style>
    <style:style style:name="ro6" style:family="table-row">
      <style:table-row-properties style:row-height="22.9pt" style:use-optimal-row-height="false" fo:break-before="auto"/>
    </style:style>
    <style:style style:name="ro7" style:family="table-row">
      <style:table-row-properties style:row-height="25.9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3.4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19.9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42"/>
        <table:table-column table:style-name="co4" table:default-cell-style-name="ce4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43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24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number-columns-spanned="6" table:number-rows-spanned="1" table:style-name="ce4">
            <text:p>中 華 民 國 108 年 10 月 底</text:p>
          </table:table-cell>
          <table:covered-table-cell table:number-columns-repeated="5"/>
          <table:table-cell table:number-columns-repeated="10" table:style-name="ce3"/>
          <table:table-cell table:number-columns-repeated="2" table:style-name="ce5"/>
          <table:table-cell office:value-type="string" table:style-name="ce6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7">
            <text:p>區域別</text:p>
          </table:table-cell>
          <table:table-cell office:value-type="string" table:number-columns-spanned="3" table:number-rows-spanned="1" table:style-name="ce8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9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12<text:s/><text:span text:style-name="T3">～</text:span><text:span text:style-name="T1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2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5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6">
            <text:p>總 <text:s text:c="3"/>計</text:p>
          </table:table-cell>
          <table:table-cell office:value-type="float" office:value="23596266" table:style-name="ce17">
            <text:p>23,596,266</text:p>
          </table:table-cell>
          <table:table-cell office:value-type="float" office:value="11704142" table:style-name="ce17">
            <text:p>11,704,142</text:p>
          </table:table-cell>
          <table:table-cell office:value-type="float" office:value="11892124" table:style-name="ce17">
            <text:p>11,892,124</text:p>
          </table:table-cell>
          <table:table-cell office:value-type="float" office:value="981392" table:style-name="ce17">
            <text:p>981,392</text:p>
          </table:table-cell>
          <table:table-cell office:value-type="float" office:value="508407" table:style-name="ce17">
            <text:p>508,407</text:p>
          </table:table-cell>
          <table:table-cell office:value-type="float" office:value="472985" table:style-name="ce17">
            <text:p>472,985</text:p>
          </table:table-cell>
          <table:table-cell office:value-type="float" office:value="4.1590987319773394" table:style-name="ce18">
            <text:p>4.16</text:p>
          </table:table-cell>
          <table:table-cell office:value-type="float" office:value="1399115" table:style-name="ce17">
            <text:p>1,399,115</text:p>
          </table:table-cell>
          <table:table-cell office:value-type="float" office:value="724293" table:style-name="ce17">
            <text:p>724,293</text:p>
          </table:table-cell>
          <table:table-cell office:value-type="float" office:value="674822" table:style-name="ce17">
            <text:p>674,822</text:p>
          </table:table-cell>
          <table:table-cell office:value-type="float" office:value="5.9293915401699575" table:style-name="ce19">
            <text:p>5.93</text:p>
          </table:table-cell>
          <table:table-cell office:value-type="float" office:value="2395325" table:style-name="ce17">
            <text:p>2,395,325</text:p>
          </table:table-cell>
          <table:table-cell office:value-type="float" office:value="1242724" table:style-name="ce17">
            <text:p>1,242,724</text:p>
          </table:table-cell>
          <table:table-cell office:value-type="float" office:value="1152601" table:style-name="ce17">
            <text:p>1,152,601</text:p>
          </table:table-cell>
          <table:table-cell office:value-type="float" office:value="10.151288343672681" table:style-name="ce18">
            <text:p>10.15</text:p>
          </table:table-cell>
          <table:table-cell office:value-type="float" office:value="2598614" table:style-name="ce17">
            <text:p>2,598,614</text:p>
          </table:table-cell>
          <table:table-cell office:value-type="float" office:value="1348743" table:style-name="ce17">
            <text:p>1,348,743</text:p>
          </table:table-cell>
          <table:table-cell office:value-type="float" office:value="1249871" table:style-name="ce17">
            <text:p>1,249,871</text:p>
          </table:table-cell>
          <table:table-cell office:value-type="float" office:value="11.012818723097968" table:style-name="ce18">
            <text:p>11.01</text:p>
          </table:table-cell>
          <table:table-cell office:value-type="float" office:value="1316662" table:style-name="ce17">
            <text:p>1,316,662</text:p>
          </table:table-cell>
          <table:table-cell office:value-type="float" office:value="688194" table:style-name="ce17">
            <text:p>688,194</text:p>
          </table:table-cell>
          <table:table-cell office:value-type="float" office:value="628468" table:style-name="ce17">
            <text:p>628,468</text:p>
          </table:table-cell>
          <table:table-cell office:value-type="float" office:value="5.5799591342121673" table:style-name="ce18">
            <text:p>5.58</text:p>
          </table:table-cell>
          <table:table-cell office:value-type="float" office:value="19316987" table:style-name="ce17">
            <text:p>19,316,987</text:p>
          </table:table-cell>
          <table:table-cell office:value-type="float" office:value="9477558" table:style-name="ce17">
            <text:p>9,477,558</text:p>
          </table:table-cell>
          <table:table-cell office:value-type="float" office:value="9839429" table:style-name="ce17">
            <text:p>9,839,429</text:p>
          </table:table-cell>
          <table:table-cell office:value-type="float" office:value="81.864592474080439" table:style-name="ce18">
            <text:p>81.86</text:p>
          </table:table-cell>
          <table:table-cell office:value-type="float" office:value="3569905" table:style-name="ce17">
            <text:p>3,569,905</text:p>
          </table:table-cell>
          <table:table-cell office:value-type="float" office:value="1631520" table:style-name="ce17">
            <text:p>1,631,520</text:p>
          </table:table-cell>
          <table:table-cell office:value-type="float" office:value="1938385" table:style-name="ce17">
            <text:p>1,938,385</text:p>
          </table:table-cell>
          <table:table-cell office:value-type="float" office:value="15.129109834581456" table:style-name="ce18">
            <text:p>15.13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新北市</text:p>
          </table:table-cell>
          <table:table-cell office:value-type="float" office:value="4014560" table:style-name="ce21">
            <text:p>4,014,560</text:p>
          </table:table-cell>
          <table:table-cell office:value-type="float" office:value="1962109" table:style-name="ce21">
            <text:p>1,962,109</text:p>
          </table:table-cell>
          <table:table-cell office:value-type="float" office:value="2052451" table:style-name="ce21">
            <text:p>2,052,451</text:p>
          </table:table-cell>
          <table:table-cell office:value-type="float" office:value="153125" table:style-name="ce21">
            <text:p>153,125</text:p>
          </table:table-cell>
          <table:table-cell office:value-type="float" office:value="79079" table:style-name="ce21">
            <text:p>79,079</text:p>
          </table:table-cell>
          <table:table-cell office:value-type="float" office:value="74046" table:style-name="ce21">
            <text:p>74,046</text:p>
          </table:table-cell>
          <table:table-cell office:value-type="float" office:value="3.8142411621697021" table:style-name="ce22">
            <text:p>3.81</text:p>
          </table:table-cell>
          <table:table-cell office:value-type="float" office:value="222266" table:style-name="ce21">
            <text:p>222,266</text:p>
          </table:table-cell>
          <table:table-cell office:value-type="float" office:value="114834" table:style-name="ce21">
            <text:p>114,834</text:p>
          </table:table-cell>
          <table:table-cell office:value-type="float" office:value="107432" table:style-name="ce21">
            <text:p>107,432</text:p>
          </table:table-cell>
          <table:table-cell office:value-type="float" office:value="5.536497150372643" table:style-name="ce23">
            <text:p>5.54</text:p>
          </table:table-cell>
          <table:table-cell office:value-type="float" office:value="387098" table:style-name="ce21">
            <text:p>387,098</text:p>
          </table:table-cell>
          <table:table-cell office:value-type="float" office:value="200416" table:style-name="ce21">
            <text:p>200,416</text:p>
          </table:table-cell>
          <table:table-cell office:value-type="float" office:value="186682" table:style-name="ce21">
            <text:p>186,682</text:p>
          </table:table-cell>
          <table:table-cell office:value-type="float" office:value="9.6423518393049292" table:style-name="ce22">
            <text:p>9.64</text:p>
          </table:table-cell>
          <table:table-cell office:value-type="float" office:value="419762" table:style-name="ce21">
            <text:p>419,762</text:p>
          </table:table-cell>
          <table:table-cell office:value-type="float" office:value="217434" table:style-name="ce21">
            <text:p>217,434</text:p>
          </table:table-cell>
          <table:table-cell office:value-type="float" office:value="202328" table:style-name="ce21">
            <text:p>202,328</text:p>
          </table:table-cell>
          <table:table-cell office:value-type="float" office:value="10.455990195687697" table:style-name="ce22">
            <text:p>10.46</text:p>
          </table:table-cell>
          <table:table-cell office:value-type="float" office:value="213089" table:style-name="ce21">
            <text:p>213,089</text:p>
          </table:table-cell>
          <table:table-cell office:value-type="float" office:value="111299" table:style-name="ce21">
            <text:p>111,299</text:p>
          </table:table-cell>
          <table:table-cell office:value-type="float" office:value="101790" table:style-name="ce21">
            <text:p>101,790</text:p>
          </table:table-cell>
          <table:table-cell office:value-type="float" office:value="5.3079042286078675" table:style-name="ce22">
            <text:p>5.31</text:p>
          </table:table-cell>
          <table:table-cell office:value-type="float" office:value="3320801" table:style-name="ce21">
            <text:p>3,320,801</text:p>
          </table:table-cell>
          <table:table-cell office:value-type="float" office:value="1601598" table:style-name="ce21">
            <text:p>1,601,598</text:p>
          </table:table-cell>
          <table:table-cell office:value-type="float" office:value="1719203" table:style-name="ce21">
            <text:p>1,719,203</text:p>
          </table:table-cell>
          <table:table-cell office:value-type="float" office:value="82.718928101709778" table:style-name="ce22">
            <text:p>82.72</text:p>
          </table:table-cell>
          <table:table-cell office:value-type="float" office:value="570825" table:style-name="ce21">
            <text:p>570,825</text:p>
          </table:table-cell>
          <table:table-cell office:value-type="float" office:value="258711" table:style-name="ce21">
            <text:p>258,711</text:p>
          </table:table-cell>
          <table:table-cell office:value-type="float" office:value="312114" table:style-name="ce21">
            <text:p>312,114</text:p>
          </table:table-cell>
          <table:table-cell office:value-type="float" office:value="14.218868319317684" table:style-name="ce22">
            <text:p>14.22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北市</text:p>
          </table:table-cell>
          <table:table-cell office:value-type="float" office:value="2646204" table:style-name="ce21">
            <text:p>2,646,204</text:p>
          </table:table-cell>
          <table:table-cell office:value-type="float" office:value="1260951" table:style-name="ce21">
            <text:p>1,260,951</text:p>
          </table:table-cell>
          <table:table-cell office:value-type="float" office:value="1385253" table:style-name="ce21">
            <text:p>1,385,253</text:p>
          </table:table-cell>
          <table:table-cell office:value-type="float" office:value="127960" table:style-name="ce21">
            <text:p>127,960</text:p>
          </table:table-cell>
          <table:table-cell office:value-type="float" office:value="65983" table:style-name="ce21">
            <text:p>65,983</text:p>
          </table:table-cell>
          <table:table-cell office:value-type="float" office:value="61977" table:style-name="ce21">
            <text:p>61,977</text:p>
          </table:table-cell>
          <table:table-cell office:value-type="float" office:value="4.8356060228160791" table:style-name="ce22">
            <text:p>4.84</text:p>
          </table:table-cell>
          <table:table-cell office:value-type="float" office:value="178363" table:style-name="ce21">
            <text:p>178,363</text:p>
          </table:table-cell>
          <table:table-cell office:value-type="float" office:value="91891" table:style-name="ce21">
            <text:p>91,891</text:p>
          </table:table-cell>
          <table:table-cell office:value-type="float" office:value="86472" table:style-name="ce21">
            <text:p>86,472</text:p>
          </table:table-cell>
          <table:table-cell office:value-type="float" office:value="6.7403344564515812" table:style-name="ce23">
            <text:p>6.74</text:p>
          </table:table-cell>
          <table:table-cell office:value-type="float" office:value="290813" table:style-name="ce21">
            <text:p>290,813</text:p>
          </table:table-cell>
          <table:table-cell office:value-type="float" office:value="150309" table:style-name="ce21">
            <text:p>150,309</text:p>
          </table:table-cell>
          <table:table-cell office:value-type="float" office:value="140504" table:style-name="ce21">
            <text:p>140,504</text:p>
          </table:table-cell>
          <table:table-cell office:value-type="float" office:value="10.989817867405536" table:style-name="ce22">
            <text:p>10.99</text:p>
          </table:table-cell>
          <table:table-cell office:value-type="float" office:value="313226" table:style-name="ce21">
            <text:p>313,226</text:p>
          </table:table-cell>
          <table:table-cell office:value-type="float" office:value="161879" table:style-name="ce21">
            <text:p>161,879</text:p>
          </table:table-cell>
          <table:table-cell office:value-type="float" office:value="151347" table:style-name="ce21">
            <text:p>151,347</text:p>
          </table:table-cell>
          <table:table-cell office:value-type="float" office:value="11.836804721026798" table:style-name="ce22">
            <text:p>11.84</text:p>
          </table:table-cell>
          <table:table-cell office:value-type="float" office:value="132189" table:style-name="ce21">
            <text:p>132,189</text:p>
          </table:table-cell>
          <table:table-cell office:value-type="float" office:value="69000" table:style-name="ce21">
            <text:p>69,000</text:p>
          </table:table-cell>
          <table:table-cell office:value-type="float" office:value="63189" table:style-name="ce21">
            <text:p>63,189</text:p>
          </table:table-cell>
          <table:table-cell office:value-type="float" office:value="4.9954198542515993" table:style-name="ce22">
            <text:p>5.00</text:p>
          </table:table-cell>
          <table:table-cell office:value-type="float" office:value="2170987" table:style-name="ce21">
            <text:p>2,170,987</text:p>
          </table:table-cell>
          <table:table-cell office:value-type="float" office:value="1014499" table:style-name="ce21">
            <text:p>1,014,499</text:p>
          </table:table-cell>
          <table:table-cell office:value-type="float" office:value="1156488" table:style-name="ce21">
            <text:p>1,156,488</text:p>
          </table:table-cell>
          <table:table-cell office:value-type="float" office:value="82.041558398369901" table:style-name="ce22">
            <text:p>82.04</text:p>
          </table:table-cell>
          <table:table-cell office:value-type="float" office:value="473508" table:style-name="ce21">
            <text:p>473,508</text:p>
          </table:table-cell>
          <table:table-cell office:value-type="float" office:value="211008" table:style-name="ce21">
            <text:p>211,008</text:p>
          </table:table-cell>
          <table:table-cell office:value-type="float" office:value="262500" table:style-name="ce21">
            <text:p>262,500</text:p>
          </table:table-cell>
          <table:table-cell office:value-type="float" office:value="17.893858523379151" table:style-name="ce22">
            <text:p>17.89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桃園市</text:p>
          </table:table-cell>
          <table:table-cell office:value-type="float" office:value="2245059" table:style-name="ce21">
            <text:p>2,245,059</text:p>
          </table:table-cell>
          <table:table-cell office:value-type="float" office:value="1114438" table:style-name="ce21">
            <text:p>1,114,438</text:p>
          </table:table-cell>
          <table:table-cell office:value-type="float" office:value="1130621" table:style-name="ce21">
            <text:p>1,130,621</text:p>
          </table:table-cell>
          <table:table-cell office:value-type="float" office:value="115841" table:style-name="ce21">
            <text:p>115,841</text:p>
          </table:table-cell>
          <table:table-cell office:value-type="float" office:value="60164" table:style-name="ce21">
            <text:p>60,164</text:p>
          </table:table-cell>
          <table:table-cell office:value-type="float" office:value="55677" table:style-name="ce21">
            <text:p>55,677</text:p>
          </table:table-cell>
          <table:table-cell office:value-type="float" office:value="5.1598198532867068" table:style-name="ce22">
            <text:p>5.16</text:p>
          </table:table-cell>
          <table:table-cell office:value-type="float" office:value="161637" table:style-name="ce21">
            <text:p>161,637</text:p>
          </table:table-cell>
          <table:table-cell office:value-type="float" office:value="84024" table:style-name="ce21">
            <text:p>84,024</text:p>
          </table:table-cell>
          <table:table-cell office:value-type="float" office:value="77613" table:style-name="ce21">
            <text:p>77,613</text:p>
          </table:table-cell>
          <table:table-cell office:value-type="float" office:value="7.1996771577049863" table:style-name="ce23">
            <text:p>7.20</text:p>
          </table:table-cell>
          <table:table-cell office:value-type="float" office:value="268794" table:style-name="ce21">
            <text:p>268,794</text:p>
          </table:table-cell>
          <table:table-cell office:value-type="float" office:value="139657" table:style-name="ce21">
            <text:p>139,657</text:p>
          </table:table-cell>
          <table:table-cell office:value-type="float" office:value="129137" table:style-name="ce21">
            <text:p>129,137</text:p>
          </table:table-cell>
          <table:table-cell office:value-type="float" office:value="11.972692031701616" table:style-name="ce22">
            <text:p>11.97</text:p>
          </table:table-cell>
          <table:table-cell office:value-type="float" office:value="290346" table:style-name="ce21">
            <text:p>290,346</text:p>
          </table:table-cell>
          <table:table-cell office:value-type="float" office:value="151020" table:style-name="ce21">
            <text:p>151,020</text:p>
          </table:table-cell>
          <table:table-cell office:value-type="float" office:value="139326" table:style-name="ce21">
            <text:p>139,326</text:p>
          </table:table-cell>
          <table:table-cell office:value-type="float" office:value="12.932666802965981" table:style-name="ce22">
            <text:p>12.93</text:p>
          </table:table-cell>
          <table:table-cell office:value-type="float" office:value="139271" table:style-name="ce21">
            <text:p>139,271</text:p>
          </table:table-cell>
          <table:table-cell office:value-type="float" office:value="73110" table:style-name="ce21">
            <text:p>73,110</text:p>
          </table:table-cell>
          <table:table-cell office:value-type="float" office:value="66161" table:style-name="ce21">
            <text:p>66,161</text:p>
          </table:table-cell>
          <table:table-cell office:value-type="float" office:value="6.2034449874145841" table:style-name="ce22">
            <text:p>6.20</text:p>
          </table:table-cell>
          <table:table-cell office:value-type="float" office:value="1778740" table:style-name="ce21">
            <text:p>1,778,740</text:p>
          </table:table-cell>
          <table:table-cell office:value-type="float" office:value="871286" table:style-name="ce21">
            <text:p>871,286</text:p>
          </table:table-cell>
          <table:table-cell office:value-type="float" office:value="907454" table:style-name="ce21">
            <text:p>907,454</text:p>
          </table:table-cell>
          <table:table-cell office:value-type="float" office:value="79.229098210781984" table:style-name="ce22">
            <text:p>79.23</text:p>
          </table:table-cell>
          <table:table-cell office:value-type="float" office:value="268652" table:style-name="ce21">
            <text:p>268,652</text:p>
          </table:table-cell>
          <table:table-cell office:value-type="float" office:value="123500" table:style-name="ce21">
            <text:p>123,500</text:p>
          </table:table-cell>
          <table:table-cell office:value-type="float" office:value="145152" table:style-name="ce21">
            <text:p>145,152</text:p>
          </table:table-cell>
          <table:table-cell office:value-type="float" office:value="11.966367030888721" table:style-name="ce22">
            <text:p>11.97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中市</text:p>
          </table:table-cell>
          <table:table-cell office:value-type="float" office:value="2813397" table:style-name="ce21">
            <text:p>2,813,397</text:p>
          </table:table-cell>
          <table:table-cell office:value-type="float" office:value="1383437" table:style-name="ce21">
            <text:p>1,383,437</text:p>
          </table:table-cell>
          <table:table-cell office:value-type="float" office:value="1429960" table:style-name="ce21">
            <text:p>1,429,960</text:p>
          </table:table-cell>
          <table:table-cell office:value-type="float" office:value="132624" table:style-name="ce21">
            <text:p>132,624</text:p>
          </table:table-cell>
          <table:table-cell office:value-type="float" office:value="68931" table:style-name="ce21">
            <text:p>68,931</text:p>
          </table:table-cell>
          <table:table-cell office:value-type="float" office:value="63693" table:style-name="ce21">
            <text:p>63,693</text:p>
          </table:table-cell>
          <table:table-cell office:value-type="float" office:value="4.7140165429905556" table:style-name="ce22">
            <text:p>4.71</text:p>
          </table:table-cell>
          <table:table-cell office:value-type="float" office:value="189465" table:style-name="ce21">
            <text:p>189,465</text:p>
          </table:table-cell>
          <table:table-cell office:value-type="float" office:value="98290" table:style-name="ce21">
            <text:p>98,290</text:p>
          </table:table-cell>
          <table:table-cell office:value-type="float" office:value="91175" table:style-name="ce21">
            <text:p>91,175</text:p>
          </table:table-cell>
          <table:table-cell office:value-type="float" office:value="6.7343855133136206" table:style-name="ce23">
            <text:p>6.73</text:p>
          </table:table-cell>
          <table:table-cell office:value-type="float" office:value="320788" table:style-name="ce21">
            <text:p>320,788</text:p>
          </table:table-cell>
          <table:table-cell office:value-type="float" office:value="166555" table:style-name="ce21">
            <text:p>166,555</text:p>
          </table:table-cell>
          <table:table-cell office:value-type="float" office:value="154233" table:style-name="ce21">
            <text:p>154,233</text:p>
          </table:table-cell>
          <table:table-cell office:value-type="float" office:value="11.402159026969887" table:style-name="ce22">
            <text:p>11.40</text:p>
          </table:table-cell>
          <table:table-cell office:value-type="float" office:value="347671" table:style-name="ce21">
            <text:p>347,671</text:p>
          </table:table-cell>
          <table:table-cell office:value-type="float" office:value="180424" table:style-name="ce21">
            <text:p>180,424</text:p>
          </table:table-cell>
          <table:table-cell office:value-type="float" office:value="167247" table:style-name="ce21">
            <text:p>167,247</text:p>
          </table:table-cell>
          <table:table-cell office:value-type="float" office:value="12.357694274928138" table:style-name="ce22">
            <text:p>12.36</text:p>
          </table:table-cell>
          <table:table-cell office:value-type="float" office:value="170106" table:style-name="ce21">
            <text:p>170,106</text:p>
          </table:table-cell>
          <table:table-cell office:value-type="float" office:value="88301" table:style-name="ce21">
            <text:p>88,301</text:p>
          </table:table-cell>
          <table:table-cell office:value-type="float" office:value="81805" table:style-name="ce21">
            <text:p>81,805</text:p>
          </table:table-cell>
          <table:table-cell office:value-type="float" office:value="6.046284971513086" table:style-name="ce22">
            <text:p>6.05</text:p>
          </table:table-cell>
          <table:table-cell office:value-type="float" office:value="2250382" table:style-name="ce21">
            <text:p>2,250,382</text:p>
          </table:table-cell>
          <table:table-cell office:value-type="float" office:value="1091200" table:style-name="ce21">
            <text:p>1,091,200</text:p>
          </table:table-cell>
          <table:table-cell office:value-type="float" office:value="1159182" table:style-name="ce21">
            <text:p>1,159,182</text:p>
          </table:table-cell>
          <table:table-cell office:value-type="float" office:value="79.988071359996468" table:style-name="ce22">
            <text:p>79.99</text:p>
          </table:table-cell>
          <table:table-cell office:value-type="float" office:value="357641" table:style-name="ce21">
            <text:p>357,641</text:p>
          </table:table-cell>
          <table:table-cell office:value-type="float" office:value="163570" table:style-name="ce21">
            <text:p>163,570</text:p>
          </table:table-cell>
          <table:table-cell office:value-type="float" office:value="194071" table:style-name="ce21">
            <text:p>194,071</text:p>
          </table:table-cell>
          <table:table-cell office:value-type="float" office:value="12.712070141540636" table:style-name="ce22">
            <text:p>12.71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南市</text:p>
          </table:table-cell>
          <table:table-cell office:value-type="float" office:value="1881204" table:style-name="ce21">
            <text:p>1,881,204</text:p>
          </table:table-cell>
          <table:table-cell office:value-type="float" office:value="937700" table:style-name="ce21">
            <text:p>937,700</text:p>
          </table:table-cell>
          <table:table-cell office:value-type="float" office:value="943504" table:style-name="ce21">
            <text:p>943,504</text:p>
          </table:table-cell>
          <table:table-cell office:value-type="float" office:value="72390" table:style-name="ce21">
            <text:p>72,390</text:p>
          </table:table-cell>
          <table:table-cell office:value-type="float" office:value="37516" table:style-name="ce21">
            <text:p>37,516</text:p>
          </table:table-cell>
          <table:table-cell office:value-type="float" office:value="34874" table:style-name="ce21">
            <text:p>34,874</text:p>
          </table:table-cell>
          <table:table-cell office:value-type="float" office:value="3.8480675142089851" table:style-name="ce22">
            <text:p>3.85</text:p>
          </table:table-cell>
          <table:table-cell office:value-type="float" office:value="104595" table:style-name="ce21">
            <text:p>104,595</text:p>
          </table:table-cell>
          <table:table-cell office:value-type="float" office:value="53967" table:style-name="ce21">
            <text:p>53,967</text:p>
          </table:table-cell>
          <table:table-cell office:value-type="float" office:value="50628" table:style-name="ce21">
            <text:p>50,628</text:p>
          </table:table-cell>
          <table:table-cell office:value-type="float" office:value="5.5600030618688878" table:style-name="ce23">
            <text:p>5.56</text:p>
          </table:table-cell>
          <table:table-cell office:value-type="float" office:value="180784" table:style-name="ce21">
            <text:p>180,784</text:p>
          </table:table-cell>
          <table:table-cell office:value-type="float" office:value="93675" table:style-name="ce21">
            <text:p>93,675</text:p>
          </table:table-cell>
          <table:table-cell office:value-type="float" office:value="87109" table:style-name="ce21">
            <text:p>87,109</text:p>
          </table:table-cell>
          <table:table-cell office:value-type="float" office:value="9.6100157133410296" table:style-name="ce22">
            <text:p>9.61</text:p>
          </table:table-cell>
          <table:table-cell office:value-type="float" office:value="196364" table:style-name="ce21">
            <text:p>196,364</text:p>
          </table:table-cell>
          <table:table-cell office:value-type="float" office:value="101770" table:style-name="ce21">
            <text:p>101,770</text:p>
          </table:table-cell>
          <table:table-cell office:value-type="float" office:value="94594" table:style-name="ce21">
            <text:p>94,594</text:p>
          </table:table-cell>
          <table:table-cell office:value-type="float" office:value="10.438208721648476" table:style-name="ce22">
            <text:p>10.44</text:p>
          </table:table-cell>
          <table:table-cell office:value-type="float" office:value="99277" table:style-name="ce21">
            <text:p>99,277</text:p>
          </table:table-cell>
          <table:table-cell office:value-type="float" office:value="51804" table:style-name="ce21">
            <text:p>51,804</text:p>
          </table:table-cell>
          <table:table-cell office:value-type="float" office:value="47473" table:style-name="ce21">
            <text:p>47,473</text:p>
          </table:table-cell>
          <table:table-cell office:value-type="float" office:value="5.2773117641680543" table:style-name="ce22">
            <text:p>5.28</text:p>
          </table:table-cell>
          <table:table-cell office:value-type="float" office:value="1557926" table:style-name="ce21">
            <text:p>1,557,926</text:p>
          </table:table-cell>
          <table:table-cell office:value-type="float" office:value="769811" table:style-name="ce21">
            <text:p>769,811</text:p>
          </table:table-cell>
          <table:table-cell office:value-type="float" office:value="788115" table:style-name="ce21">
            <text:p>788,115</text:p>
          </table:table-cell>
          <table:table-cell office:value-type="float" office:value="82.815367179742339" table:style-name="ce22">
            <text:p>82.82</text:p>
          </table:table-cell>
          <table:table-cell office:value-type="float" office:value="292957" table:style-name="ce21">
            <text:p>292,957</text:p>
          </table:table-cell>
          <table:table-cell office:value-type="float" office:value="134591" table:style-name="ce21">
            <text:p>134,591</text:p>
          </table:table-cell>
          <table:table-cell office:value-type="float" office:value="158366" table:style-name="ce21">
            <text:p>158,366</text:p>
          </table:table-cell>
          <table:table-cell office:value-type="float" office:value="15.572845900816713" table:style-name="ce22">
            <text:p>15.57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高雄市</text:p>
          </table:table-cell>
          <table:table-cell office:value-type="float" office:value="2773127" table:style-name="ce21">
            <text:p>2,773,127</text:p>
          </table:table-cell>
          <table:table-cell office:value-type="float" office:value="1370115" table:style-name="ce21">
            <text:p>1,370,115</text:p>
          </table:table-cell>
          <table:table-cell office:value-type="float" office:value="1403012" table:style-name="ce21">
            <text:p>1,403,012</text:p>
          </table:table-cell>
          <table:table-cell office:value-type="float" office:value="106132" table:style-name="ce21">
            <text:p>106,132</text:p>
          </table:table-cell>
          <table:table-cell office:value-type="float" office:value="55090" table:style-name="ce21">
            <text:p>55,090</text:p>
          </table:table-cell>
          <table:table-cell office:value-type="float" office:value="51042" table:style-name="ce21">
            <text:p>51,042</text:p>
          </table:table-cell>
          <table:table-cell office:value-type="float" office:value="3.8271597370044721" table:style-name="ce22">
            <text:p>3.83</text:p>
          </table:table-cell>
          <table:table-cell office:value-type="float" office:value="151445" table:style-name="ce21">
            <text:p>151,445</text:p>
          </table:table-cell>
          <table:table-cell office:value-type="float" office:value="78383" table:style-name="ce21">
            <text:p>78,383</text:p>
          </table:table-cell>
          <table:table-cell office:value-type="float" office:value="73062" table:style-name="ce21">
            <text:p>73,062</text:p>
          </table:table-cell>
          <table:table-cell office:value-type="float" office:value="5.4611635168529968" table:style-name="ce23">
            <text:p>5.46</text:p>
          </table:table-cell>
          <table:table-cell office:value-type="float" office:value="259876" table:style-name="ce21">
            <text:p>259,876</text:p>
          </table:table-cell>
          <table:table-cell office:value-type="float" office:value="134684" table:style-name="ce21">
            <text:p>134,684</text:p>
          </table:table-cell>
          <table:table-cell office:value-type="float" office:value="125192" table:style-name="ce21">
            <text:p>125,192</text:p>
          </table:table-cell>
          <table:table-cell office:value-type="float" office:value="9.3712260563616443" table:style-name="ce22">
            <text:p>9.37</text:p>
          </table:table-cell>
          <table:table-cell office:value-type="float" office:value="282272" table:style-name="ce21">
            <text:p>282,272</text:p>
          </table:table-cell>
          <table:table-cell office:value-type="float" office:value="146430" table:style-name="ce21">
            <text:p>146,430</text:p>
          </table:table-cell>
          <table:table-cell office:value-type="float" office:value="135842" table:style-name="ce21">
            <text:p>135,842</text:p>
          </table:table-cell>
          <table:table-cell office:value-type="float" office:value="10.178834218555444" table:style-name="ce22">
            <text:p>10.18</text:p>
          </table:table-cell>
          <table:table-cell office:value-type="float" office:value="147790" table:style-name="ce21">
            <text:p>147,790</text:p>
          </table:table-cell>
          <table:table-cell office:value-type="float" office:value="77060" table:style-name="ce21">
            <text:p>77,060</text:p>
          </table:table-cell>
          <table:table-cell office:value-type="float" office:value="70730" table:style-name="ce21">
            <text:p>70,730</text:p>
          </table:table-cell>
          <table:table-cell office:value-type="float" office:value="5.3293628456251732" table:style-name="ce22">
            <text:p>5.33</text:p>
          </table:table-cell>
          <table:table-cell office:value-type="float" office:value="2300487" table:style-name="ce21">
            <text:p>2,300,487</text:p>
          </table:table-cell>
          <table:table-cell office:value-type="float" office:value="1124592" table:style-name="ce21">
            <text:p>1,124,592</text:p>
          </table:table-cell>
          <table:table-cell office:value-type="float" office:value="1175895" table:style-name="ce21">
            <text:p>1,175,895</text:p>
          </table:table-cell>
          <table:table-cell office:value-type="float" office:value="82.956424282046953" table:style-name="ce22">
            <text:p>82.96</text:p>
          </table:table-cell>
          <table:table-cell office:value-type="float" office:value="433796" table:style-name="ce21">
            <text:p>433,796</text:p>
          </table:table-cell>
          <table:table-cell office:value-type="float" office:value="197931" table:style-name="ce21">
            <text:p>197,931</text:p>
          </table:table-cell>
          <table:table-cell office:value-type="float" office:value="235865" table:style-name="ce21">
            <text:p>235,865</text:p>
          </table:table-cell>
          <table:table-cell office:value-type="float" office:value="15.642846505046471" table:style-name="ce22">
            <text:p>15.6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灣省</text:p>
          </table:table-cell>
          <table:table-cell office:value-type="float" office:value="7069581" table:style-name="ce21">
            <text:p>7,069,581</text:p>
          </table:table-cell>
          <table:table-cell office:value-type="float" office:value="3597979" table:style-name="ce21">
            <text:p>3,597,979</text:p>
          </table:table-cell>
          <table:table-cell office:value-type="float" office:value="3471602" table:style-name="ce21">
            <text:p>3,471,602</text:p>
          </table:table-cell>
          <table:table-cell office:value-type="float" office:value="267615" table:style-name="ce21">
            <text:p>267,615</text:p>
          </table:table-cell>
          <table:table-cell office:value-type="float" office:value="138688" table:style-name="ce21">
            <text:p>138,688</text:p>
          </table:table-cell>
          <table:table-cell office:value-type="float" office:value="128927" table:style-name="ce21">
            <text:p>128,927</text:p>
          </table:table-cell>
          <table:table-cell office:value-type="float" office:value="3.7854435786222691" table:style-name="ce22">
            <text:p>3.79</text:p>
          </table:table-cell>
          <table:table-cell office:value-type="float" office:value="383824" table:style-name="ce21">
            <text:p>383,824</text:p>
          </table:table-cell>
          <table:table-cell office:value-type="float" office:value="198993" table:style-name="ce21">
            <text:p>198,993</text:p>
          </table:table-cell>
          <table:table-cell office:value-type="float" office:value="184831" table:style-name="ce21">
            <text:p>184,831</text:p>
          </table:table-cell>
          <table:table-cell office:value-type="float" office:value="5.4292326518360845" table:style-name="ce23">
            <text:p>5.43</text:p>
          </table:table-cell>
          <table:table-cell office:value-type="float" office:value="675401" table:style-name="ce21">
            <text:p>675,401</text:p>
          </table:table-cell>
          <table:table-cell office:value-type="float" office:value="351296" table:style-name="ce21">
            <text:p>351,296</text:p>
          </table:table-cell>
          <table:table-cell office:value-type="float" office:value="324105" table:style-name="ce21">
            <text:p>324,105</text:p>
          </table:table-cell>
          <table:table-cell office:value-type="float" office:value="9.5536213532315415" table:style-name="ce22">
            <text:p>9.55</text:p>
          </table:table-cell>
          <table:table-cell office:value-type="float" office:value="736380" table:style-name="ce21">
            <text:p>736,380</text:p>
          </table:table-cell>
          <table:table-cell office:value-type="float" office:value="383199" table:style-name="ce21">
            <text:p>383,199</text:p>
          </table:table-cell>
          <table:table-cell office:value-type="float" office:value="353181" table:style-name="ce21">
            <text:p>353,181</text:p>
          </table:table-cell>
          <table:table-cell office:value-type="float" office:value="10.416176008167952" table:style-name="ce22">
            <text:p>10.42</text:p>
          </table:table-cell>
          <table:table-cell office:value-type="float" office:value="409240" table:style-name="ce21">
            <text:p>409,240</text:p>
          </table:table-cell>
          <table:table-cell office:value-type="float" office:value="214606" table:style-name="ce21">
            <text:p>214,606</text:p>
          </table:table-cell>
          <table:table-cell office:value-type="float" office:value="194634" table:style-name="ce21">
            <text:p>194,634</text:p>
          </table:table-cell>
          <table:table-cell office:value-type="float" office:value="5.7887447643643943" table:style-name="ce22">
            <text:p>5.79</text:p>
          </table:table-cell>
          <table:table-cell office:value-type="float" office:value="5806235" table:style-name="ce21">
            <text:p>5,806,235</text:p>
          </table:table-cell>
          <table:table-cell office:value-type="float" office:value="2938474" table:style-name="ce21">
            <text:p>2,938,474</text:p>
          </table:table-cell>
          <table:table-cell office:value-type="float" office:value="2867761" table:style-name="ce21">
            <text:p>2,867,761</text:p>
          </table:table-cell>
          <table:table-cell office:value-type="float" office:value="82.129832022576736" table:style-name="ce22">
            <text:p>82.13</text:p>
          </table:table-cell>
          <table:table-cell office:value-type="float" office:value="1152048" table:style-name="ce21">
            <text:p>1,152,048</text:p>
          </table:table-cell>
          <table:table-cell office:value-type="float" office:value="532284" table:style-name="ce21">
            <text:p>532,284</text:p>
          </table:table-cell>
          <table:table-cell office:value-type="float" office:value="619764" table:style-name="ce21">
            <text:p>619,764</text:p>
          </table:table-cell>
          <table:table-cell office:value-type="float" office:value="16.295845538795014" table:style-name="ce22">
            <text:p>16.30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宜蘭縣</text:p>
          </table:table-cell>
          <table:table-cell office:value-type="float" office:value="454287" table:style-name="ce25">
            <text:p>454,287</text:p>
          </table:table-cell>
          <table:table-cell office:value-type="float" office:value="229312" table:style-name="ce25">
            <text:p>229,312</text:p>
          </table:table-cell>
          <table:table-cell office:value-type="float" office:value="224975" table:style-name="ce25">
            <text:p>224,975</text:p>
          </table:table-cell>
          <table:table-cell office:value-type="float" office:value="16604" table:style-name="ce25">
            <text:p>16,604</text:p>
          </table:table-cell>
          <table:table-cell office:value-type="float" office:value="8589" table:style-name="ce25">
            <text:p>8,589</text:p>
          </table:table-cell>
          <table:table-cell office:value-type="float" office:value="8015" table:style-name="ce25">
            <text:p>8,015</text:p>
          </table:table-cell>
          <table:table-cell office:value-type="float" office:value="3.6549582092377726" table:style-name="ce26">
            <text:p>3.65</text:p>
          </table:table-cell>
          <table:table-cell office:value-type="float" office:value="23920" table:style-name="ce25">
            <text:p>23,920</text:p>
          </table:table-cell>
          <table:table-cell office:value-type="float" office:value="12407" table:style-name="ce25">
            <text:p>12,407</text:p>
          </table:table-cell>
          <table:table-cell office:value-type="float" office:value="11513" table:style-name="ce25">
            <text:p>11,513</text:p>
          </table:table-cell>
          <table:table-cell office:value-type="float" office:value="5.26539390297323" table:style-name="ce27">
            <text:p>5.27</text:p>
          </table:table-cell>
          <table:table-cell office:value-type="float" office:value="42107" table:style-name="ce25">
            <text:p>42,107</text:p>
          </table:table-cell>
          <table:table-cell office:value-type="float" office:value="21873" table:style-name="ce25">
            <text:p>21,873</text:p>
          </table:table-cell>
          <table:table-cell office:value-type="float" office:value="20234" table:style-name="ce25">
            <text:p>20,234</text:p>
          </table:table-cell>
          <table:table-cell office:value-type="float" office:value="9.2688102455055947" table:style-name="ce26">
            <text:p>9.27</text:p>
          </table:table-cell>
          <table:table-cell office:value-type="float" office:value="45810" table:style-name="ce25">
            <text:p>45,810</text:p>
          </table:table-cell>
          <table:table-cell office:value-type="float" office:value="23752" table:style-name="ce25">
            <text:p>23,752</text:p>
          </table:table-cell>
          <table:table-cell office:value-type="float" office:value="22058" table:style-name="ce25">
            <text:p>22,058</text:p>
          </table:table-cell>
          <table:table-cell office:value-type="float" office:value="10.083933724715873" table:style-name="ce26">
            <text:p>10.08</text:p>
          </table:table-cell>
          <table:table-cell office:value-type="float" office:value="25195" table:style-name="ce25">
            <text:p>25,195</text:p>
          </table:table-cell>
          <table:table-cell office:value-type="float" office:value="13094" table:style-name="ce25">
            <text:p>13,094</text:p>
          </table:table-cell>
          <table:table-cell office:value-type="float" office:value="12101" table:style-name="ce25">
            <text:p>12,101</text:p>
          </table:table-cell>
          <table:table-cell office:value-type="float" office:value="5.5460534860121466" table:style-name="ce26">
            <text:p>5.55</text:p>
          </table:table-cell>
          <table:table-cell office:value-type="float" office:value="375871" table:style-name="ce25">
            <text:p>375,871</text:p>
          </table:table-cell>
          <table:table-cell office:value-type="float" office:value="188572" table:style-name="ce25">
            <text:p>188,572</text:p>
          </table:table-cell>
          <table:table-cell office:value-type="float" office:value="187299" table:style-name="ce25">
            <text:p>187,299</text:p>
          </table:table-cell>
          <table:table-cell office:value-type="float" office:value="82.738665205035588" table:style-name="ce26">
            <text:p>82.74</text:p>
          </table:table-cell>
          <table:table-cell office:value-type="float" office:value="74526" table:style-name="ce25">
            <text:p>74,526</text:p>
          </table:table-cell>
          <table:table-cell office:value-type="float" office:value="34456" table:style-name="ce25">
            <text:p>34,456</text:p>
          </table:table-cell>
          <table:table-cell office:value-type="float" office:value="40070" table:style-name="ce25">
            <text:p>40,070</text:p>
          </table:table-cell>
          <table:table-cell office:value-type="float" office:value="16.405047910241763" table:style-name="ce26">
            <text:p>16.41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縣</text:p>
          </table:table-cell>
          <table:table-cell office:value-type="float" office:value="563104" table:style-name="ce25">
            <text:p>563,104</text:p>
          </table:table-cell>
          <table:table-cell office:value-type="float" office:value="287443" table:style-name="ce25">
            <text:p>287,443</text:p>
          </table:table-cell>
          <table:table-cell office:value-type="float" office:value="275661" table:style-name="ce25">
            <text:p>275,661</text:p>
          </table:table-cell>
          <table:table-cell office:value-type="float" office:value="28494" table:style-name="ce25">
            <text:p>28,494</text:p>
          </table:table-cell>
          <table:table-cell office:value-type="float" office:value="14923" table:style-name="ce25">
            <text:p>14,923</text:p>
          </table:table-cell>
          <table:table-cell office:value-type="float" office:value="13571" table:style-name="ce25">
            <text:p>13,571</text:p>
          </table:table-cell>
          <table:table-cell office:value-type="float" office:value="5.0601665056543732" table:style-name="ce26">
            <text:p>5.06</text:p>
          </table:table-cell>
          <table:table-cell office:value-type="float" office:value="41820" table:style-name="ce25">
            <text:p>41,820</text:p>
          </table:table-cell>
          <table:table-cell office:value-type="float" office:value="21714" table:style-name="ce25">
            <text:p>21,714</text:p>
          </table:table-cell>
          <table:table-cell office:value-type="float" office:value="20106" table:style-name="ce25">
            <text:p>20,106</text:p>
          </table:table-cell>
          <table:table-cell office:value-type="float" office:value="7.4266920497812121" table:style-name="ce27">
            <text:p>7.43</text:p>
          </table:table-cell>
          <table:table-cell office:value-type="float" office:value="73303" table:style-name="ce25">
            <text:p>73,303</text:p>
          </table:table-cell>
          <table:table-cell office:value-type="float" office:value="38080" table:style-name="ce25">
            <text:p>38,080</text:p>
          </table:table-cell>
          <table:table-cell office:value-type="float" office:value="35223" table:style-name="ce25">
            <text:p>35,223</text:p>
          </table:table-cell>
          <table:table-cell office:value-type="float" office:value="13.017666363584702" table:style-name="ce26">
            <text:p>13.02</text:p>
          </table:table-cell>
          <table:table-cell office:value-type="float" office:value="79464" table:style-name="ce25">
            <text:p>79,464</text:p>
          </table:table-cell>
          <table:table-cell office:value-type="float" office:value="41298" table:style-name="ce25">
            <text:p>41,298</text:p>
          </table:table-cell>
          <table:table-cell office:value-type="float" office:value="38166" table:style-name="ce25">
            <text:p>38,166</text:p>
          </table:table-cell>
          <table:table-cell office:value-type="float" office:value="14.111780417116554" table:style-name="ce26">
            <text:p>14.11</text:p>
          </table:table-cell>
          <table:table-cell office:value-type="float" office:value="37271" table:style-name="ce25">
            <text:p>37,271</text:p>
          </table:table-cell>
          <table:table-cell office:value-type="float" office:value="19588" table:style-name="ce25">
            <text:p>19,588</text:p>
          </table:table-cell>
          <table:table-cell office:value-type="float" office:value="17683" table:style-name="ce25">
            <text:p>17,683</text:p>
          </table:table-cell>
          <table:table-cell office:value-type="float" office:value="6.6188483832471441" table:style-name="ce26">
            <text:p>6.62</text:p>
          </table:table-cell>
          <table:table-cell office:value-type="float" office:value="437910" table:style-name="ce25">
            <text:p>437,910</text:p>
          </table:table-cell>
          <table:table-cell office:value-type="float" office:value="222130" table:style-name="ce25">
            <text:p>222,130</text:p>
          </table:table-cell>
          <table:table-cell office:value-type="float" office:value="215780" table:style-name="ce25">
            <text:p>215,780</text:p>
          </table:table-cell>
          <table:table-cell office:value-type="float" office:value="77.767162016252769" table:style-name="ce26">
            <text:p>77.77</text:p>
          </table:table-cell>
          <table:table-cell office:value-type="float" office:value="70518" table:style-name="ce25">
            <text:p>70,518</text:p>
          </table:table-cell>
          <table:table-cell office:value-type="float" office:value="33625" table:style-name="ce25">
            <text:p>33,625</text:p>
          </table:table-cell>
          <table:table-cell office:value-type="float" office:value="36893" table:style-name="ce25">
            <text:p>36,893</text:p>
          </table:table-cell>
          <table:table-cell office:value-type="float" office:value="12.523086321532078" table:style-name="ce26">
            <text:p>12.52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苗栗縣</text:p>
          </table:table-cell>
          <table:table-cell office:value-type="float" office:value="545852" table:style-name="ce25">
            <text:p>545,852</text:p>
          </table:table-cell>
          <table:table-cell office:value-type="float" office:value="281519" table:style-name="ce25">
            <text:p>281,519</text:p>
          </table:table-cell>
          <table:table-cell office:value-type="float" office:value="264333" table:style-name="ce25">
            <text:p>264,333</text:p>
          </table:table-cell>
          <table:table-cell office:value-type="float" office:value="19489" table:style-name="ce25">
            <text:p>19,489</text:p>
          </table:table-cell>
          <table:table-cell office:value-type="float" office:value="10028" table:style-name="ce25">
            <text:p>10,028</text:p>
          </table:table-cell>
          <table:table-cell office:value-type="float" office:value="9461" table:style-name="ce25">
            <text:p>9,461</text:p>
          </table:table-cell>
          <table:table-cell office:value-type="float" office:value="3.5703817151901984" table:style-name="ce26">
            <text:p>3.57</text:p>
          </table:table-cell>
          <table:table-cell office:value-type="float" office:value="28929" table:style-name="ce25">
            <text:p>28,929</text:p>
          </table:table-cell>
          <table:table-cell office:value-type="float" office:value="14858" table:style-name="ce25">
            <text:p>14,858</text:p>
          </table:table-cell>
          <table:table-cell office:value-type="float" office:value="14071" table:style-name="ce25">
            <text:p>14,071</text:p>
          </table:table-cell>
          <table:table-cell office:value-type="float" office:value="5.2997882209829772" table:style-name="ce27">
            <text:p>5.30</text:p>
          </table:table-cell>
          <table:table-cell office:value-type="float" office:value="52459" table:style-name="ce25">
            <text:p>52,459</text:p>
          </table:table-cell>
          <table:table-cell office:value-type="float" office:value="27099" table:style-name="ce25">
            <text:p>27,099</text:p>
          </table:table-cell>
          <table:table-cell office:value-type="float" office:value="25360" table:style-name="ce25">
            <text:p>25,360</text:p>
          </table:table-cell>
          <table:table-cell office:value-type="float" office:value="9.6104804965448523" table:style-name="ce26">
            <text:p>9.61</text:p>
          </table:table-cell>
          <table:table-cell office:value-type="float" office:value="57306" table:style-name="ce25">
            <text:p>57,306</text:p>
          </table:table-cell>
          <table:table-cell office:value-type="float" office:value="29644" table:style-name="ce25">
            <text:p>29,644</text:p>
          </table:table-cell>
          <table:table-cell office:value-type="float" office:value="27662" table:style-name="ce25">
            <text:p>27,662</text:p>
          </table:table-cell>
          <table:table-cell office:value-type="float" office:value="10.498450129339089" table:style-name="ce26">
            <text:p>10.50</text:p>
          </table:table-cell>
          <table:table-cell office:value-type="float" office:value="32053" table:style-name="ce25">
            <text:p>32,053</text:p>
          </table:table-cell>
          <table:table-cell office:value-type="float" office:value="17087" table:style-name="ce25">
            <text:p>17,087</text:p>
          </table:table-cell>
          <table:table-cell office:value-type="float" office:value="14966" table:style-name="ce25">
            <text:p>14,966</text:p>
          </table:table-cell>
          <table:table-cell office:value-type="float" office:value="5.8721045265016887" table:style-name="ce26">
            <text:p>5.87</text:p>
          </table:table-cell>
          <table:table-cell office:value-type="float" office:value="447772" table:style-name="ce25">
            <text:p>447,772</text:p>
          </table:table-cell>
          <table:table-cell office:value-type="float" office:value="230238" table:style-name="ce25">
            <text:p>230,238</text:p>
          </table:table-cell>
          <table:table-cell office:value-type="float" office:value="217534" table:style-name="ce25">
            <text:p>217,534</text:p>
          </table:table-cell>
          <table:table-cell office:value-type="float" office:value="82.03175952455976" table:style-name="ce26">
            <text:p>82.03</text:p>
          </table:table-cell>
          <table:table-cell office:value-type="float" office:value="89706" table:style-name="ce25">
            <text:p>89,706</text:p>
          </table:table-cell>
          <table:table-cell office:value-type="float" office:value="42510" table:style-name="ce25">
            <text:p>42,510</text:p>
          </table:table-cell>
          <table:table-cell office:value-type="float" office:value="47196" table:style-name="ce25">
            <text:p>47,196</text:p>
          </table:table-cell>
          <table:table-cell office:value-type="float" office:value="16.434125000916001" table:style-name="ce26">
            <text:p>16.43</text:p>
          </table:table-cell>
          <table:table-cell table:number-columns-repeated="16352"/>
        </table:table-row>
        <table:table-row table:style-name="ro5">
          <table:table-cell office:value-type="string" table:style-name="ce24">
            <text:p>彰化縣</text:p>
          </table:table-cell>
          <table:table-cell office:value-type="float" office:value="1272939" table:style-name="ce25">
            <text:p>1,272,939</text:p>
          </table:table-cell>
          <table:table-cell office:value-type="float" office:value="647673" table:style-name="ce25">
            <text:p>647,673</text:p>
          </table:table-cell>
          <table:table-cell office:value-type="float" office:value="625266" table:style-name="ce25">
            <text:p>625,266</text:p>
          </table:table-cell>
          <table:table-cell office:value-type="float" office:value="54630" table:style-name="ce25">
            <text:p>54,630</text:p>
          </table:table-cell>
          <table:table-cell office:value-type="float" office:value="28368" table:style-name="ce25">
            <text:p>28,368</text:p>
          </table:table-cell>
          <table:table-cell office:value-type="float" office:value="26262" table:style-name="ce25">
            <text:p>26,262</text:p>
          </table:table-cell>
          <table:table-cell office:value-type="float" office:value="4.2916431973566684" table:style-name="ce26">
            <text:p>4.29</text:p>
          </table:table-cell>
          <table:table-cell office:value-type="float" office:value="75626" table:style-name="ce25">
            <text:p>75,626</text:p>
          </table:table-cell>
          <table:table-cell office:value-type="float" office:value="39352" table:style-name="ce25">
            <text:p>39,352</text:p>
          </table:table-cell>
          <table:table-cell office:value-type="float" office:value="36274" table:style-name="ce25">
            <text:p>36,274</text:p>
          </table:table-cell>
          <table:table-cell office:value-type="float" office:value="5.9410545202873033" table:style-name="ce27">
            <text:p>5.94</text:p>
          </table:table-cell>
          <table:table-cell office:value-type="float" office:value="128540" table:style-name="ce25">
            <text:p>128,540</text:p>
          </table:table-cell>
          <table:table-cell office:value-type="float" office:value="66883" table:style-name="ce25">
            <text:p>66,883</text:p>
          </table:table-cell>
          <table:table-cell office:value-type="float" office:value="61657" table:style-name="ce25">
            <text:p>61,657</text:p>
          </table:table-cell>
          <table:table-cell office:value-type="float" office:value="10.097891572180599" table:style-name="ce26">
            <text:p>10.10</text:p>
          </table:table-cell>
          <table:table-cell office:value-type="float" office:value="139543" table:style-name="ce25">
            <text:p>139,543</text:p>
          </table:table-cell>
          <table:table-cell office:value-type="float" office:value="72757" table:style-name="ce25">
            <text:p>72,757</text:p>
          </table:table-cell>
          <table:table-cell office:value-type="float" office:value="66786" table:style-name="ce25">
            <text:p>66,786</text:p>
          </table:table-cell>
          <table:table-cell office:value-type="float" office:value="10.962269205358623" table:style-name="ce26">
            <text:p>10.96</text:p>
          </table:table-cell>
          <table:table-cell office:value-type="float" office:value="75856" table:style-name="ce25">
            <text:p>75,856</text:p>
          </table:table-cell>
          <table:table-cell office:value-type="float" office:value="40021" table:style-name="ce25">
            <text:p>40,021</text:p>
          </table:table-cell>
          <table:table-cell office:value-type="float" office:value="35835" table:style-name="ce25">
            <text:p>35,835</text:p>
          </table:table-cell>
          <table:table-cell office:value-type="float" office:value="5.9591229430475456" table:style-name="ce26">
            <text:p>5.96</text:p>
          </table:table-cell>
          <table:table-cell office:value-type="float" office:value="1035784" table:style-name="ce25">
            <text:p>1,035,784</text:p>
          </table:table-cell>
          <table:table-cell office:value-type="float" office:value="523569" table:style-name="ce25">
            <text:p>523,569</text:p>
          </table:table-cell>
          <table:table-cell office:value-type="float" office:value="512215" table:style-name="ce25">
            <text:p>512,215</text:p>
          </table:table-cell>
          <table:table-cell office:value-type="float" office:value="81.369492175194566" table:style-name="ce26">
            <text:p>81.37</text:p>
          </table:table-cell>
          <table:table-cell office:value-type="float" office:value="201629" table:style-name="ce25">
            <text:p>201,629</text:p>
          </table:table-cell>
          <table:table-cell office:value-type="float" office:value="92880" table:style-name="ce25">
            <text:p>92,880</text:p>
          </table:table-cell>
          <table:table-cell office:value-type="float" office:value="108749" table:style-name="ce25">
            <text:p>108,749</text:p>
          </table:table-cell>
          <table:table-cell office:value-type="float" office:value="15.839643533586448" table:style-name="ce26">
            <text:p>15.84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南投縣</text:p>
          </table:table-cell>
          <table:table-cell office:value-type="float" office:value="494522" table:style-name="ce25">
            <text:p>494,522</text:p>
          </table:table-cell>
          <table:table-cell office:value-type="float" office:value="252952" table:style-name="ce25">
            <text:p>252,952</text:p>
          </table:table-cell>
          <table:table-cell office:value-type="float" office:value="241570" table:style-name="ce25">
            <text:p>241,570</text:p>
          </table:table-cell>
          <table:table-cell office:value-type="float" office:value="15769" table:style-name="ce25">
            <text:p>15,769</text:p>
          </table:table-cell>
          <table:table-cell office:value-type="float" office:value="8181" table:style-name="ce25">
            <text:p>8,181</text:p>
          </table:table-cell>
          <table:table-cell office:value-type="float" office:value="7588" table:style-name="ce25">
            <text:p>7,588</text:p>
          </table:table-cell>
          <table:table-cell office:value-type="float" office:value="3.1887357893076547" table:style-name="ce26">
            <text:p>3.19</text:p>
          </table:table-cell>
          <table:table-cell office:value-type="float" office:value="22509" table:style-name="ce25">
            <text:p>22,509</text:p>
          </table:table-cell>
          <table:table-cell office:value-type="float" office:value="11694" table:style-name="ce25">
            <text:p>11,694</text:p>
          </table:table-cell>
          <table:table-cell office:value-type="float" office:value="10815" table:style-name="ce25">
            <text:p>10,815</text:p>
          </table:table-cell>
          <table:table-cell office:value-type="float" office:value="4.5516680754344598" table:style-name="ce27">
            <text:p>4.55</text:p>
          </table:table-cell>
          <table:table-cell office:value-type="float" office:value="40711" table:style-name="ce25">
            <text:p>40,711</text:p>
          </table:table-cell>
          <table:table-cell office:value-type="float" office:value="21167" table:style-name="ce25">
            <text:p>21,167</text:p>
          </table:table-cell>
          <table:table-cell office:value-type="float" office:value="19544" table:style-name="ce25">
            <text:p>19,544</text:p>
          </table:table-cell>
          <table:table-cell office:value-type="float" office:value="8.2323941098677107" table:style-name="ce26">
            <text:p>8.23</text:p>
          </table:table-cell>
          <table:table-cell office:value-type="float" office:value="44674" table:style-name="ce25">
            <text:p>44,674</text:p>
          </table:table-cell>
          <table:table-cell office:value-type="float" office:value="23217" table:style-name="ce25">
            <text:p>23,217</text:p>
          </table:table-cell>
          <table:table-cell office:value-type="float" office:value="21457" table:style-name="ce25">
            <text:p>21,457</text:p>
          </table:table-cell>
          <table:table-cell office:value-type="float" office:value="9.0337740282535446" table:style-name="ce26">
            <text:p>9.03</text:p>
          </table:table-cell>
          <table:table-cell office:value-type="float" office:value="27589" table:style-name="ce25">
            <text:p>27,589</text:p>
          </table:table-cell>
          <table:table-cell office:value-type="float" office:value="14320" table:style-name="ce25">
            <text:p>14,320</text:p>
          </table:table-cell>
          <table:table-cell office:value-type="float" office:value="13269" table:style-name="ce25">
            <text:p>13,269</text:p>
          </table:table-cell>
          <table:table-cell office:value-type="float" office:value="5.578922676847542" table:style-name="ce26">
            <text:p>5.58</text:p>
          </table:table-cell>
          <table:table-cell office:value-type="float" office:value="413887" table:style-name="ce25">
            <text:p>413,887</text:p>
          </table:table-cell>
          <table:table-cell office:value-type="float" office:value="211031" table:style-name="ce25">
            <text:p>211,031</text:p>
          </table:table-cell>
          <table:table-cell office:value-type="float" office:value="202856" table:style-name="ce25">
            <text:p>202,856</text:p>
          </table:table-cell>
          <table:table-cell office:value-type="float" office:value="83.694355357294512" table:style-name="ce26">
            <text:p>83.69</text:p>
          </table:table-cell>
          <table:table-cell office:value-type="float" office:value="87630" table:style-name="ce25">
            <text:p>87,630</text:p>
          </table:table-cell>
          <table:table-cell office:value-type="float" office:value="41170" table:style-name="ce25">
            <text:p>41,170</text:p>
          </table:table-cell>
          <table:table-cell office:value-type="float" office:value="46460" table:style-name="ce25">
            <text:p>46,460</text:p>
          </table:table-cell>
          <table:table-cell office:value-type="float" office:value="17.72014187437566" table:style-name="ce26">
            <text:p>17.72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雲林縣</text:p>
          </table:table-cell>
          <table:table-cell office:value-type="float" office:value="681834" table:style-name="ce25">
            <text:p>681,834</text:p>
          </table:table-cell>
          <table:table-cell office:value-type="float" office:value="353138" table:style-name="ce25">
            <text:p>353,138</text:p>
          </table:table-cell>
          <table:table-cell office:value-type="float" office:value="328696" table:style-name="ce25">
            <text:p>328,696</text:p>
          </table:table-cell>
          <table:table-cell office:value-type="float" office:value="22545" table:style-name="ce25">
            <text:p>22,545</text:p>
          </table:table-cell>
          <table:table-cell office:value-type="float" office:value="11622" table:style-name="ce25">
            <text:p>11,622</text:p>
          </table:table-cell>
          <table:table-cell office:value-type="float" office:value="10923" table:style-name="ce25">
            <text:p>10,923</text:p>
          </table:table-cell>
          <table:table-cell office:value-type="float" office:value="3.3065232886597031" table:style-name="ce26">
            <text:p>3.31</text:p>
          </table:table-cell>
          <table:table-cell office:value-type="float" office:value="32471" table:style-name="ce25">
            <text:p>32,471</text:p>
          </table:table-cell>
          <table:table-cell office:value-type="float" office:value="16798" table:style-name="ce25">
            <text:p>16,798</text:p>
          </table:table-cell>
          <table:table-cell office:value-type="float" office:value="15673" table:style-name="ce25">
            <text:p>15,673</text:p>
          </table:table-cell>
          <table:table-cell office:value-type="float" office:value="4.7623028479072618" table:style-name="ce27">
            <text:p>4.76</text:p>
          </table:table-cell>
          <table:table-cell office:value-type="float" office:value="58580" table:style-name="ce25">
            <text:p>58,580</text:p>
          </table:table-cell>
          <table:table-cell office:value-type="float" office:value="30465" table:style-name="ce25">
            <text:p>30,465</text:p>
          </table:table-cell>
          <table:table-cell office:value-type="float" office:value="28115" table:style-name="ce25">
            <text:p>28,115</text:p>
          </table:table-cell>
          <table:table-cell office:value-type="float" office:value="8.5915340097443078" table:style-name="ce26">
            <text:p>8.59</text:p>
          </table:table-cell>
          <table:table-cell office:value-type="float" office:value="64459" table:style-name="ce25">
            <text:p>64,459</text:p>
          </table:table-cell>
          <table:table-cell office:value-type="float" office:value="33573" table:style-name="ce25">
            <text:p>33,573</text:p>
          </table:table-cell>
          <table:table-cell office:value-type="float" office:value="30886" table:style-name="ce25">
            <text:p>30,886</text:p>
          </table:table-cell>
          <table:table-cell office:value-type="float" office:value="9.4537673392643953" table:style-name="ce26">
            <text:p>9.45</text:p>
          </table:table-cell>
          <table:table-cell office:value-type="float" office:value="39958" table:style-name="ce25">
            <text:p>39,958</text:p>
          </table:table-cell>
          <table:table-cell office:value-type="float" office:value="20913" table:style-name="ce25">
            <text:p>20,913</text:p>
          </table:table-cell>
          <table:table-cell office:value-type="float" office:value="19045" table:style-name="ce25">
            <text:p>19,045</text:p>
          </table:table-cell>
          <table:table-cell office:value-type="float" office:value="5.860370706066286" table:style-name="ce26">
            <text:p>5.86</text:p>
          </table:table-cell>
          <table:table-cell office:value-type="float" office:value="565750" table:style-name="ce25">
            <text:p>565,750</text:p>
          </table:table-cell>
          <table:table-cell office:value-type="float" office:value="292480" table:style-name="ce25">
            <text:p>292,480</text:p>
          </table:table-cell>
          <table:table-cell office:value-type="float" office:value="273270" table:style-name="ce25">
            <text:p>273,270</text:p>
          </table:table-cell>
          <table:table-cell office:value-type="float" office:value="82.974741652660327" table:style-name="ce26">
            <text:p>82.97</text:p>
          </table:table-cell>
          <table:table-cell office:value-type="float" office:value="125509" table:style-name="ce25">
            <text:p>125,509</text:p>
          </table:table-cell>
          <table:table-cell office:value-type="float" office:value="57404" table:style-name="ce25">
            <text:p>57,404</text:p>
          </table:table-cell>
          <table:table-cell office:value-type="float" office:value="68105" table:style-name="ce25">
            <text:p>68,105</text:p>
          </table:table-cell>
          <table:table-cell office:value-type="float" office:value="18.407559611283688" table:style-name="ce26">
            <text:p>18.41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縣</text:p>
          </table:table-cell>
          <table:table-cell office:value-type="float" office:value="503485" table:style-name="ce25">
            <text:p>503,485</text:p>
          </table:table-cell>
          <table:table-cell office:value-type="float" office:value="261407" table:style-name="ce25">
            <text:p>261,407</text:p>
          </table:table-cell>
          <table:table-cell office:value-type="float" office:value="242078" table:style-name="ce25">
            <text:p>242,078</text:p>
          </table:table-cell>
          <table:table-cell office:value-type="float" office:value="13734" table:style-name="ce25">
            <text:p>13,734</text:p>
          </table:table-cell>
          <table:table-cell office:value-type="float" office:value="7077" table:style-name="ce25">
            <text:p>7,077</text:p>
          </table:table-cell>
          <table:table-cell office:value-type="float" office:value="6657" table:style-name="ce25">
            <text:p>6,657</text:p>
          </table:table-cell>
          <table:table-cell office:value-type="float" office:value="2.7277873223631288" table:style-name="ce26">
            <text:p>2.73</text:p>
          </table:table-cell>
          <table:table-cell office:value-type="float" office:value="19464" table:style-name="ce25">
            <text:p>19,464</text:p>
          </table:table-cell>
          <table:table-cell office:value-type="float" office:value="10057" table:style-name="ce25">
            <text:p>10,057</text:p>
          </table:table-cell>
          <table:table-cell office:value-type="float" office:value="9407" table:style-name="ce25">
            <text:p>9,407</text:p>
          </table:table-cell>
          <table:table-cell office:value-type="float" office:value="3.8658549907147184" table:style-name="ce27">
            <text:p>3.87</text:p>
          </table:table-cell>
          <table:table-cell office:value-type="float" office:value="35056" table:style-name="ce25">
            <text:p>35,056</text:p>
          </table:table-cell>
          <table:table-cell office:value-type="float" office:value="18222" table:style-name="ce25">
            <text:p>18,222</text:p>
          </table:table-cell>
          <table:table-cell office:value-type="float" office:value="16834" table:style-name="ce25">
            <text:p>16,834</text:p>
          </table:table-cell>
          <table:table-cell office:value-type="float" office:value="6.9626701887841742" table:style-name="ce26">
            <text:p>6.96</text:p>
          </table:table-cell>
          <table:table-cell office:value-type="float" office:value="38537" table:style-name="ce25">
            <text:p>38,537</text:p>
          </table:table-cell>
          <table:table-cell office:value-type="float" office:value="20051" table:style-name="ce25">
            <text:p>20,051</text:p>
          </table:table-cell>
          <table:table-cell office:value-type="float" office:value="18486" table:style-name="ce25">
            <text:p>18,486</text:p>
          </table:table-cell>
          <table:table-cell office:value-type="float" office:value="7.6540512626989878" table:style-name="ce26">
            <text:p>7.65</text:p>
          </table:table-cell>
          <table:table-cell office:value-type="float" office:value="26575" table:style-name="ce25">
            <text:p>26,575</text:p>
          </table:table-cell>
          <table:table-cell office:value-type="float" office:value="13975" table:style-name="ce25">
            <text:p>13,975</text:p>
          </table:table-cell>
          <table:table-cell office:value-type="float" office:value="12600" table:style-name="ce25">
            <text:p>12,600</text:p>
          </table:table-cell>
          <table:table-cell office:value-type="float" office:value="5.2782108702344654" table:style-name="ce26">
            <text:p>5.28</text:p>
          </table:table-cell>
          <table:table-cell office:value-type="float" office:value="429125" table:style-name="ce25">
            <text:p>429,125</text:p>
          </table:table-cell>
          <table:table-cell office:value-type="float" office:value="222476" table:style-name="ce25">
            <text:p>222,476</text:p>
          </table:table-cell>
          <table:table-cell office:value-type="float" office:value="206649" table:style-name="ce25">
            <text:p>206,649</text:p>
          </table:table-cell>
          <table:table-cell office:value-type="float" office:value="85.230940345789847" table:style-name="ce26">
            <text:p>85.23</text:p>
          </table:table-cell>
          <table:table-cell office:value-type="float" office:value="98379" table:style-name="ce25">
            <text:p>98,379</text:p>
          </table:table-cell>
          <table:table-cell office:value-type="float" office:value="45377" table:style-name="ce25">
            <text:p>45,377</text:p>
          </table:table-cell>
          <table:table-cell office:value-type="float" office:value="53002" table:style-name="ce25">
            <text:p>53,002</text:p>
          </table:table-cell>
          <table:table-cell office:value-type="float" office:value="19.539608925787263" table:style-name="ce26">
            <text:p>19.54</text:p>
          </table:table-cell>
          <table:table-cell table:number-columns-repeated="16352"/>
        </table:table-row>
        <table:table-row table:style-name="ro8">
          <table:table-cell office:value-type="string" table:style-name="ce24">
            <text:p>屏東縣</text:p>
          </table:table-cell>
          <table:table-cell office:value-type="float" office:value="819793" table:style-name="ce25">
            <text:p>819,793</text:p>
          </table:table-cell>
          <table:table-cell office:value-type="float" office:value="418176" table:style-name="ce25">
            <text:p>418,176</text:p>
          </table:table-cell>
          <table:table-cell office:value-type="float" office:value="401617" table:style-name="ce25">
            <text:p>401,617</text:p>
          </table:table-cell>
          <table:table-cell office:value-type="float" office:value="25958" table:style-name="ce25">
            <text:p>25,958</text:p>
          </table:table-cell>
          <table:table-cell office:value-type="float" office:value="13434" table:style-name="ce25">
            <text:p>13,434</text:p>
          </table:table-cell>
          <table:table-cell office:value-type="float" office:value="12524" table:style-name="ce25">
            <text:p>12,524</text:p>
          </table:table-cell>
          <table:table-cell office:value-type="float" office:value="3.166409081316869" table:style-name="ce26">
            <text:p>3.17</text:p>
          </table:table-cell>
          <table:table-cell office:value-type="float" office:value="37327" table:style-name="ce25">
            <text:p>37,327</text:p>
          </table:table-cell>
          <table:table-cell office:value-type="float" office:value="19310" table:style-name="ce25">
            <text:p>19,310</text:p>
          </table:table-cell>
          <table:table-cell office:value-type="float" office:value="18017" table:style-name="ce25">
            <text:p>18,017</text:p>
          </table:table-cell>
          <table:table-cell office:value-type="float" office:value="4.5532225817980878" table:style-name="ce27">
            <text:p>4.55</text:p>
          </table:table-cell>
          <table:table-cell office:value-type="float" office:value="66431" table:style-name="ce25">
            <text:p>66,431</text:p>
          </table:table-cell>
          <table:table-cell office:value-type="float" office:value="34566" table:style-name="ce25">
            <text:p>34,566</text:p>
          </table:table-cell>
          <table:table-cell office:value-type="float" office:value="31865" table:style-name="ce25">
            <text:p>31,865</text:p>
          </table:table-cell>
          <table:table-cell office:value-type="float" office:value="8.1033870745419883" table:style-name="ce26">
            <text:p>8.10</text:p>
          </table:table-cell>
          <table:table-cell office:value-type="float" office:value="72724" table:style-name="ce25">
            <text:p>72,724</text:p>
          </table:table-cell>
          <table:table-cell office:value-type="float" office:value="37818" table:style-name="ce25">
            <text:p>37,818</text:p>
          </table:table-cell>
          <table:table-cell office:value-type="float" office:value="34906" table:style-name="ce25">
            <text:p>34,906</text:p>
          </table:table-cell>
          <table:table-cell office:value-type="float" office:value="8.8710198794085837" table:style-name="ce26">
            <text:p>8.87</text:p>
          </table:table-cell>
          <table:table-cell office:value-type="float" office:value="43664" table:style-name="ce25">
            <text:p>43,664</text:p>
          </table:table-cell>
          <table:table-cell office:value-type="float" office:value="22777" table:style-name="ce25">
            <text:p>22,777</text:p>
          </table:table-cell>
          <table:table-cell office:value-type="float" office:value="20887" table:style-name="ce25">
            <text:p>20,887</text:p>
          </table:table-cell>
          <table:table-cell office:value-type="float" office:value="5.3262225952161097" table:style-name="ce26">
            <text:p>5.33</text:p>
          </table:table-cell>
          <table:table-cell office:value-type="float" office:value="689706" table:style-name="ce25">
            <text:p>689,706</text:p>
          </table:table-cell>
          <table:table-cell office:value-type="float" office:value="350449" table:style-name="ce25">
            <text:p>350,449</text:p>
          </table:table-cell>
          <table:table-cell office:value-type="float" office:value="339257" table:style-name="ce25">
            <text:p>339,257</text:p>
          </table:table-cell>
          <table:table-cell office:value-type="float" office:value="84.131725935693524" table:style-name="ce26">
            <text:p>84.13</text:p>
          </table:table-cell>
          <table:table-cell office:value-type="float" office:value="140033" table:style-name="ce25">
            <text:p>140,033</text:p>
          </table:table-cell>
          <table:table-cell office:value-type="float" office:value="65671" table:style-name="ce25">
            <text:p>65,671</text:p>
          </table:table-cell>
          <table:table-cell office:value-type="float" office:value="74362" table:style-name="ce25">
            <text:p>74,362</text:p>
          </table:table-cell>
          <table:table-cell office:value-type="float" office:value="17.081507160954047" table:style-name="ce26">
            <text:p>17.08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臺東縣</text:p>
          </table:table-cell>
          <table:table-cell office:value-type="float" office:value="217074" table:style-name="ce25">
            <text:p>217,074</text:p>
          </table:table-cell>
          <table:table-cell office:value-type="float" office:value="111756" table:style-name="ce25">
            <text:p>111,756</text:p>
          </table:table-cell>
          <table:table-cell office:value-type="float" office:value="105318" table:style-name="ce25">
            <text:p>105,318</text:p>
          </table:table-cell>
          <table:table-cell office:value-type="float" office:value="7641" table:style-name="ce25">
            <text:p>7,641</text:p>
          </table:table-cell>
          <table:table-cell office:value-type="float" office:value="3982" table:style-name="ce25">
            <text:p>3,982</text:p>
          </table:table-cell>
          <table:table-cell office:value-type="float" office:value="3659" table:style-name="ce25">
            <text:p>3,659</text:p>
          </table:table-cell>
          <table:table-cell office:value-type="float" office:value="3.5199977887724923" table:style-name="ce26">
            <text:p>3.52</text:p>
          </table:table-cell>
          <table:table-cell office:value-type="float" office:value="10955" table:style-name="ce25">
            <text:p>10,955</text:p>
          </table:table-cell>
          <table:table-cell office:value-type="float" office:value="5762" table:style-name="ce25">
            <text:p>5,762</text:p>
          </table:table-cell>
          <table:table-cell office:value-type="float" office:value="5193" table:style-name="ce25">
            <text:p>5,193</text:p>
          </table:table-cell>
          <table:table-cell office:value-type="float" office:value="5.0466661138597901" table:style-name="ce27">
            <text:p>5.05</text:p>
          </table:table-cell>
          <table:table-cell office:value-type="float" office:value="19425" table:style-name="ce25">
            <text:p>19,425</text:p>
          </table:table-cell>
          <table:table-cell office:value-type="float" office:value="10193" table:style-name="ce25">
            <text:p>10,193</text:p>
          </table:table-cell>
          <table:table-cell office:value-type="float" office:value="9232" table:style-name="ce25">
            <text:p>9,232</text:p>
          </table:table-cell>
          <table:table-cell office:value-type="float" office:value="8.9485613201028222" table:style-name="ce26">
            <text:p>8.95</text:p>
          </table:table-cell>
          <table:table-cell office:value-type="float" office:value="21257" table:style-name="ce25">
            <text:p>21,257</text:p>
          </table:table-cell>
          <table:table-cell office:value-type="float" office:value="11138" table:style-name="ce25">
            <text:p>11,138</text:p>
          </table:table-cell>
          <table:table-cell office:value-type="float" office:value="10119" table:style-name="ce25">
            <text:p>10,119</text:p>
          </table:table-cell>
          <table:table-cell office:value-type="float" office:value="9.7925131521969462" table:style-name="ce26">
            <text:p>9.79</text:p>
          </table:table-cell>
          <table:table-cell office:value-type="float" office:value="12409" table:style-name="ce25">
            <text:p>12,409</text:p>
          </table:table-cell>
          <table:table-cell office:value-type="float" office:value="6513" table:style-name="ce25">
            <text:p>6,513</text:p>
          </table:table-cell>
          <table:table-cell office:value-type="float" office:value="5896" table:style-name="ce25">
            <text:p>5,896</text:p>
          </table:table-cell>
          <table:table-cell office:value-type="float" office:value="5.7164837797248866" table:style-name="ce26">
            <text:p>5.72</text:p>
          </table:table-cell>
          <table:table-cell office:value-type="float" office:value="179810" table:style-name="ce25">
            <text:p>179,810</text:p>
          </table:table-cell>
          <table:table-cell office:value-type="float" office:value="92191" table:style-name="ce25">
            <text:p>92,191</text:p>
          </table:table-cell>
          <table:table-cell office:value-type="float" office:value="87619" table:style-name="ce25">
            <text:p>87,619</text:p>
          </table:table-cell>
          <table:table-cell office:value-type="float" office:value="82.833503782120388" table:style-name="ce26">
            <text:p>82.83</text:p>
          </table:table-cell>
          <table:table-cell office:value-type="float" office:value="36014" table:style-name="ce25">
            <text:p>36,014</text:p>
          </table:table-cell>
          <table:table-cell office:value-type="float" office:value="16344" table:style-name="ce25">
            <text:p>16,344</text:p>
          </table:table-cell>
          <table:table-cell office:value-type="float" office:value="19670" table:style-name="ce25">
            <text:p>19,670</text:p>
          </table:table-cell>
          <table:table-cell office:value-type="float" office:value="16.590655721090503" table:style-name="ce26">
            <text:p>16.59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花蓮縣</text:p>
          </table:table-cell>
          <table:table-cell office:value-type="float" office:value="326465" table:style-name="ce25">
            <text:p>326,465</text:p>
          </table:table-cell>
          <table:table-cell office:value-type="float" office:value="165232" table:style-name="ce25">
            <text:p>165,232</text:p>
          </table:table-cell>
          <table:table-cell office:value-type="float" office:value="161233" table:style-name="ce25">
            <text:p>161,233</text:p>
          </table:table-cell>
          <table:table-cell office:value-type="float" office:value="12502" table:style-name="ce25">
            <text:p>12,502</text:p>
          </table:table-cell>
          <table:table-cell office:value-type="float" office:value="6514" table:style-name="ce25">
            <text:p>6,514</text:p>
          </table:table-cell>
          <table:table-cell office:value-type="float" office:value="5988" table:style-name="ce25">
            <text:p>5,988</text:p>
          </table:table-cell>
          <table:table-cell office:value-type="float" office:value="3.8295069915611171" table:style-name="ce26">
            <text:p>3.83</text:p>
          </table:table-cell>
          <table:table-cell office:value-type="float" office:value="17802" table:style-name="ce25">
            <text:p>17,802</text:p>
          </table:table-cell>
          <table:table-cell office:value-type="float" office:value="9269" table:style-name="ce25">
            <text:p>9,269</text:p>
          </table:table-cell>
          <table:table-cell office:value-type="float" office:value="8533" table:style-name="ce25">
            <text:p>8,533</text:p>
          </table:table-cell>
          <table:table-cell office:value-type="float" office:value="5.4529582037890743" table:style-name="ce27">
            <text:p>5.45</text:p>
          </table:table-cell>
          <table:table-cell office:value-type="float" office:value="30537" table:style-name="ce25">
            <text:p>30,537</text:p>
          </table:table-cell>
          <table:table-cell office:value-type="float" office:value="15984" table:style-name="ce25">
            <text:p>15,984</text:p>
          </table:table-cell>
          <table:table-cell office:value-type="float" office:value="14553" table:style-name="ce25">
            <text:p>14,553</text:p>
          </table:table-cell>
          <table:table-cell office:value-type="float" office:value="9.3538357863783261" table:style-name="ce26">
            <text:p>9.35</text:p>
          </table:table-cell>
          <table:table-cell office:value-type="float" office:value="33203" table:style-name="ce25">
            <text:p>33,203</text:p>
          </table:table-cell>
          <table:table-cell office:value-type="float" office:value="17369" table:style-name="ce25">
            <text:p>17,369</text:p>
          </table:table-cell>
          <table:table-cell office:value-type="float" office:value="15834" table:style-name="ce25">
            <text:p>15,834</text:p>
          </table:table-cell>
          <table:table-cell office:value-type="float" office:value="10.170462377283936" table:style-name="ce26">
            <text:p>10.17</text:p>
          </table:table-cell>
          <table:table-cell office:value-type="float" office:value="18037" table:style-name="ce25">
            <text:p>18,037</text:p>
          </table:table-cell>
          <table:table-cell office:value-type="float" office:value="9465" table:style-name="ce25">
            <text:p>9,465</text:p>
          </table:table-cell>
          <table:table-cell office:value-type="float" office:value="8572" table:style-name="ce25">
            <text:p>8,572</text:p>
          </table:table-cell>
          <table:table-cell office:value-type="float" office:value="5.5249414179161622" table:style-name="ce26">
            <text:p>5.52</text:p>
          </table:table-cell>
          <table:table-cell office:value-type="float" office:value="270030" table:style-name="ce25">
            <text:p>270,030</text:p>
          </table:table-cell>
          <table:table-cell office:value-type="float" office:value="135696" table:style-name="ce25">
            <text:p>135,696</text:p>
          </table:table-cell>
          <table:table-cell office:value-type="float" office:value="134334" table:style-name="ce25">
            <text:p>134,334</text:p>
          </table:table-cell>
          <table:table-cell office:value-type="float" office:value="82.713307705267027" table:style-name="ce26">
            <text:p>82.71</text:p>
          </table:table-cell>
          <table:table-cell office:value-type="float" office:value="53832" table:style-name="ce25">
            <text:p>53,832</text:p>
          </table:table-cell>
          <table:table-cell office:value-type="float" office:value="24759" table:style-name="ce25">
            <text:p>24,759</text:p>
          </table:table-cell>
          <table:table-cell office:value-type="float" office:value="29073" table:style-name="ce25">
            <text:p>29,073</text:p>
          </table:table-cell>
          <table:table-cell office:value-type="float" office:value="16.489363331444412" table:style-name="ce26">
            <text:p>16.49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澎湖縣</text:p>
          </table:table-cell>
          <table:table-cell office:value-type="float" office:value="105192" table:style-name="ce25">
            <text:p>105,192</text:p>
          </table:table-cell>
          <table:table-cell office:value-type="float" office:value="54284" table:style-name="ce25">
            <text:p>54,284</text:p>
          </table:table-cell>
          <table:table-cell office:value-type="float" office:value="50908" table:style-name="ce25">
            <text:p>50,908</text:p>
          </table:table-cell>
          <table:table-cell office:value-type="float" office:value="4280" table:style-name="ce25">
            <text:p>4,280</text:p>
          </table:table-cell>
          <table:table-cell office:value-type="float" office:value="2288" table:style-name="ce25">
            <text:p>2,288</text:p>
          </table:table-cell>
          <table:table-cell office:value-type="float" office:value="1992" table:style-name="ce25">
            <text:p>1,992</text:p>
          </table:table-cell>
          <table:table-cell office:value-type="float" office:value="4.0687504753213171" table:style-name="ce26">
            <text:p>4.07</text:p>
          </table:table-cell>
          <table:table-cell office:value-type="float" office:value="5580" table:style-name="ce25">
            <text:p>5,580</text:p>
          </table:table-cell>
          <table:table-cell office:value-type="float" office:value="2977" table:style-name="ce25">
            <text:p>2,977</text:p>
          </table:table-cell>
          <table:table-cell office:value-type="float" office:value="2603" table:style-name="ce25">
            <text:p>2,603</text:p>
          </table:table-cell>
          <table:table-cell office:value-type="float" office:value="5.3045859000684459" table:style-name="ce27">
            <text:p>5.30</text:p>
          </table:table-cell>
          <table:table-cell office:value-type="float" office:value="8701" table:style-name="ce25">
            <text:p>8,701</text:p>
          </table:table-cell>
          <table:table-cell office:value-type="float" office:value="4600" table:style-name="ce25">
            <text:p>4,600</text:p>
          </table:table-cell>
          <table:table-cell office:value-type="float" office:value="4101" table:style-name="ce25">
            <text:p>4,101</text:p>
          </table:table-cell>
          <table:table-cell office:value-type="float" office:value="8.2715415620959778" table:style-name="ce26">
            <text:p>8.27</text:p>
          </table:table-cell>
          <table:table-cell office:value-type="float" office:value="9346" table:style-name="ce25">
            <text:p>9,346</text:p>
          </table:table-cell>
          <table:table-cell office:value-type="float" office:value="4931" table:style-name="ce25">
            <text:p>4,931</text:p>
          </table:table-cell>
          <table:table-cell office:value-type="float" office:value="4415" table:style-name="ce25">
            <text:p>4,415</text:p>
          </table:table-cell>
          <table:table-cell office:value-type="float" office:value="8.8847060612974378" table:style-name="ce26">
            <text:p>8.88</text:p>
          </table:table-cell>
          <table:table-cell office:value-type="float" office:value="4881" table:style-name="ce25">
            <text:p>4,881</text:p>
          </table:table-cell>
          <table:table-cell office:value-type="float" office:value="2548" table:style-name="ce25">
            <text:p>2,548</text:p>
          </table:table-cell>
          <table:table-cell office:value-type="float" office:value="2333" table:style-name="ce25">
            <text:p>2,333</text:p>
          </table:table-cell>
          <table:table-cell office:value-type="float" office:value="4.6400866986082594" table:style-name="ce26">
            <text:p>4.64</text:p>
          </table:table-cell>
          <table:table-cell office:value-type="float" office:value="88301" table:style-name="ce25">
            <text:p>88,301</text:p>
          </table:table-cell>
          <table:table-cell office:value-type="float" office:value="45314" table:style-name="ce25">
            <text:p>45,314</text:p>
          </table:table-cell>
          <table:table-cell office:value-type="float" office:value="42987" table:style-name="ce25">
            <text:p>42,987</text:p>
          </table:table-cell>
          <table:table-cell office:value-type="float" office:value="83.942695261997116" table:style-name="ce26">
            <text:p>83.94</text:p>
          </table:table-cell>
          <table:table-cell office:value-type="float" office:value="17219" table:style-name="ce25">
            <text:p>17,219</text:p>
          </table:table-cell>
          <table:table-cell office:value-type="float" office:value="7970" table:style-name="ce25">
            <text:p>7,970</text:p>
          </table:table-cell>
          <table:table-cell office:value-type="float" office:value="9249" table:style-name="ce25">
            <text:p>9,249</text:p>
          </table:table-cell>
          <table:table-cell office:value-type="float" office:value="16.369115522092933" table:style-name="ce26">
            <text:p>16.37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基隆市</text:p>
          </table:table-cell>
          <table:table-cell office:value-type="float" office:value="369055" table:style-name="ce25">
            <text:p>369,055</text:p>
          </table:table-cell>
          <table:table-cell office:value-type="float" office:value="184236" table:style-name="ce25">
            <text:p>184,236</text:p>
          </table:table-cell>
          <table:table-cell office:value-type="float" office:value="184819" table:style-name="ce25">
            <text:p>184,819</text:p>
          </table:table-cell>
          <table:table-cell office:value-type="float" office:value="11389" table:style-name="ce25">
            <text:p>11,389</text:p>
          </table:table-cell>
          <table:table-cell office:value-type="float" office:value="5891" table:style-name="ce25">
            <text:p>5,891</text:p>
          </table:table-cell>
          <table:table-cell office:value-type="float" office:value="5498" table:style-name="ce25">
            <text:p>5,498</text:p>
          </table:table-cell>
          <table:table-cell office:value-type="float" office:value="3.0859898931053635" table:style-name="ce26">
            <text:p>3.09</text:p>
          </table:table-cell>
          <table:table-cell office:value-type="float" office:value="16503" table:style-name="ce25">
            <text:p>16,503</text:p>
          </table:table-cell>
          <table:table-cell office:value-type="float" office:value="8510" table:style-name="ce25">
            <text:p>8,510</text:p>
          </table:table-cell>
          <table:table-cell office:value-type="float" office:value="7993" table:style-name="ce25">
            <text:p>7,993</text:p>
          </table:table-cell>
          <table:table-cell office:value-type="float" office:value="4.4716912113370633" table:style-name="ce27">
            <text:p>4.47</text:p>
          </table:table-cell>
          <table:table-cell office:value-type="float" office:value="29524" table:style-name="ce25">
            <text:p>29,524</text:p>
          </table:table-cell>
          <table:table-cell office:value-type="float" office:value="15264" table:style-name="ce25">
            <text:p>15,264</text:p>
          </table:table-cell>
          <table:table-cell office:value-type="float" office:value="14260" table:style-name="ce25">
            <text:p>14,260</text:p>
          </table:table-cell>
          <table:table-cell office:value-type="float" office:value="7.9998916150709238" table:style-name="ce26">
            <text:p>8.00</text:p>
          </table:table-cell>
          <table:table-cell office:value-type="float" office:value="32363" table:style-name="ce25">
            <text:p>32,363</text:p>
          </table:table-cell>
          <table:table-cell office:value-type="float" office:value="16771" table:style-name="ce25">
            <text:p>16,771</text:p>
          </table:table-cell>
          <table:table-cell office:value-type="float" office:value="15592" table:style-name="ce25">
            <text:p>15,592</text:p>
          </table:table-cell>
          <table:table-cell office:value-type="float" office:value="8.7691536491850819" table:style-name="ce26">
            <text:p>8.77</text:p>
          </table:table-cell>
          <table:table-cell office:value-type="float" office:value="18780" table:style-name="ce25">
            <text:p>18,780</text:p>
          </table:table-cell>
          <table:table-cell office:value-type="float" office:value="9866" table:style-name="ce25">
            <text:p>9,866</text:p>
          </table:table-cell>
          <table:table-cell office:value-type="float" office:value="8914" table:style-name="ce25">
            <text:p>8,914</text:p>
          </table:table-cell>
          <table:table-cell office:value-type="float" office:value="5.0886724200999849" table:style-name="ce26">
            <text:p>5.09</text:p>
          </table:table-cell>
          <table:table-cell office:value-type="float" office:value="311895" table:style-name="ce25">
            <text:p>311,895</text:p>
          </table:table-cell>
          <table:table-cell office:value-type="float" office:value="154504" table:style-name="ce25">
            <text:p>154,504</text:p>
          </table:table-cell>
          <table:table-cell office:value-type="float" office:value="157391" table:style-name="ce25">
            <text:p>157,391</text:p>
          </table:table-cell>
          <table:table-cell office:value-type="float" office:value="84.511793635095046" table:style-name="ce26">
            <text:p>84.51</text:p>
          </table:table-cell>
          <table:table-cell office:value-type="float" office:value="60324" table:style-name="ce25">
            <text:p>60,324</text:p>
          </table:table-cell>
          <table:table-cell office:value-type="float" office:value="27247" table:style-name="ce25">
            <text:p>27,247</text:p>
          </table:table-cell>
          <table:table-cell office:value-type="float" office:value="33077" table:style-name="ce25">
            <text:p>33,077</text:p>
          </table:table-cell>
          <table:table-cell office:value-type="float" office:value="16.345531153893049" table:style-name="ce26">
            <text:p>16.35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市</text:p>
          </table:table-cell>
          <table:table-cell office:value-type="float" office:value="448207" table:style-name="ce25">
            <text:p>448,207</text:p>
          </table:table-cell>
          <table:table-cell office:value-type="float" office:value="220986" table:style-name="ce25">
            <text:p>220,986</text:p>
          </table:table-cell>
          <table:table-cell office:value-type="float" office:value="227221" table:style-name="ce25">
            <text:p>227,221</text:p>
          </table:table-cell>
          <table:table-cell office:value-type="float" office:value="24095" table:style-name="ce25">
            <text:p>24,095</text:p>
          </table:table-cell>
          <table:table-cell office:value-type="float" office:value="12358" table:style-name="ce25">
            <text:p>12,358</text:p>
          </table:table-cell>
          <table:table-cell office:value-type="float" office:value="11737" table:style-name="ce25">
            <text:p>11,737</text:p>
          </table:table-cell>
          <table:table-cell office:value-type="float" office:value="5.3758642769970129" table:style-name="ce26">
            <text:p>5.38</text:p>
          </table:table-cell>
          <table:table-cell office:value-type="float" office:value="35551" table:style-name="ce25">
            <text:p>35,551</text:p>
          </table:table-cell>
          <table:table-cell office:value-type="float" office:value="18282" table:style-name="ce25">
            <text:p>18,282</text:p>
          </table:table-cell>
          <table:table-cell office:value-type="float" office:value="17269" table:style-name="ce25">
            <text:p>17,269</text:p>
          </table:table-cell>
          <table:table-cell office:value-type="float" office:value="7.9318261428313264" table:style-name="ce27">
            <text:p>7.93</text:p>
          </table:table-cell>
          <table:table-cell office:value-type="float" office:value="61958" table:style-name="ce25">
            <text:p>61,958</text:p>
          </table:table-cell>
          <table:table-cell office:value-type="float" office:value="32189" table:style-name="ce25">
            <text:p>32,189</text:p>
          </table:table-cell>
          <table:table-cell office:value-type="float" office:value="29769" table:style-name="ce25">
            <text:p>29,769</text:p>
          </table:table-cell>
          <table:table-cell office:value-type="float" office:value="13.823523505880095" table:style-name="ce26">
            <text:p>13.82</text:p>
          </table:table-cell>
          <table:table-cell office:value-type="float" office:value="66987" table:style-name="ce25">
            <text:p>66,987</text:p>
          </table:table-cell>
          <table:table-cell office:value-type="float" office:value="34786" table:style-name="ce25">
            <text:p>34,786</text:p>
          </table:table-cell>
          <table:table-cell office:value-type="float" office:value="32201" table:style-name="ce25">
            <text:p>32,201</text:p>
          </table:table-cell>
          <table:table-cell office:value-type="float" office:value="14.945549712521222" table:style-name="ce26">
            <text:p>14.95</text:p>
          </table:table-cell>
          <table:table-cell office:value-type="float" office:value="29827" table:style-name="ce25">
            <text:p>29,827</text:p>
          </table:table-cell>
          <table:table-cell office:value-type="float" office:value="15519" table:style-name="ce25">
            <text:p>15,519</text:p>
          </table:table-cell>
          <table:table-cell office:value-type="float" office:value="14308" table:style-name="ce25">
            <text:p>14,308</text:p>
          </table:table-cell>
          <table:table-cell office:value-type="float" office:value="6.6547376546997254" table:style-name="ce26">
            <text:p>6.65</text:p>
          </table:table-cell>
          <table:table-cell office:value-type="float" office:value="345195" table:style-name="ce25">
            <text:p>345,195</text:p>
          </table:table-cell>
          <table:table-cell office:value-type="float" office:value="167458" table:style-name="ce25">
            <text:p>167,458</text:p>
          </table:table-cell>
          <table:table-cell office:value-type="float" office:value="177737" table:style-name="ce25">
            <text:p>177,737</text:p>
          </table:table-cell>
          <table:table-cell office:value-type="float" office:value="77.016869437558995" table:style-name="ce26">
            <text:p>77.02</text:p>
          </table:table-cell>
          <table:table-cell office:value-type="float" office:value="55646" table:style-name="ce25">
            <text:p>55,646</text:p>
          </table:table-cell>
          <table:table-cell office:value-type="float" office:value="24758" table:style-name="ce25">
            <text:p>24,758</text:p>
          </table:table-cell>
          <table:table-cell office:value-type="float" office:value="30888" table:style-name="ce25">
            <text:p>30,888</text:p>
          </table:table-cell>
          <table:table-cell office:value-type="float" office:value="12.415245634271663" table:style-name="ce26">
            <text:p>12.42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市</text:p>
          </table:table-cell>
          <table:table-cell office:value-type="float" office:value="267772" table:style-name="ce25">
            <text:p>267,772</text:p>
          </table:table-cell>
          <table:table-cell office:value-type="float" office:value="129865" table:style-name="ce25">
            <text:p>129,865</text:p>
          </table:table-cell>
          <table:table-cell office:value-type="float" office:value="137907" table:style-name="ce25">
            <text:p>137,907</text:p>
          </table:table-cell>
          <table:table-cell office:value-type="float" office:value="10485" table:style-name="ce25">
            <text:p>10,485</text:p>
          </table:table-cell>
          <table:table-cell office:value-type="float" office:value="5433" table:style-name="ce25">
            <text:p>5,433</text:p>
          </table:table-cell>
          <table:table-cell office:value-type="float" office:value="5052" table:style-name="ce25">
            <text:p>5,052</text:p>
          </table:table-cell>
          <table:table-cell office:value-type="float" office:value="3.9156446529136724" table:style-name="ce26">
            <text:p>3.92</text:p>
          </table:table-cell>
          <table:table-cell office:value-type="float" office:value="15367" table:style-name="ce25">
            <text:p>15,367</text:p>
          </table:table-cell>
          <table:table-cell office:value-type="float" office:value="8003" table:style-name="ce25">
            <text:p>8,003</text:p>
          </table:table-cell>
          <table:table-cell office:value-type="float" office:value="7364" table:style-name="ce25">
            <text:p>7,364</text:p>
          </table:table-cell>
          <table:table-cell office:value-type="float" office:value="5.7388375184858758" table:style-name="ce27">
            <text:p>5.74</text:p>
          </table:table-cell>
          <table:table-cell office:value-type="float" office:value="28069" table:style-name="ce25">
            <text:p>28,069</text:p>
          </table:table-cell>
          <table:table-cell office:value-type="float" office:value="14711" table:style-name="ce25">
            <text:p>14,711</text:p>
          </table:table-cell>
          <table:table-cell office:value-type="float" office:value="13358" table:style-name="ce25">
            <text:p>13,358</text:p>
          </table:table-cell>
          <table:table-cell office:value-type="float" office:value="10.482425346936946" table:style-name="ce26">
            <text:p>10.48</text:p>
          </table:table-cell>
          <table:table-cell office:value-type="float" office:value="30707" table:style-name="ce25">
            <text:p>30,707</text:p>
          </table:table-cell>
          <table:table-cell office:value-type="float" office:value="16094" table:style-name="ce25">
            <text:p>16,094</text:p>
          </table:table-cell>
          <table:table-cell office:value-type="float" office:value="14613" table:style-name="ce25">
            <text:p>14,613</text:p>
          </table:table-cell>
          <table:table-cell office:value-type="float" office:value="11.467591831856954" table:style-name="ce26">
            <text:p>11.47</text:p>
          </table:table-cell>
          <table:table-cell office:value-type="float" office:value="17145" table:style-name="ce25">
            <text:p>17,145</text:p>
          </table:table-cell>
          <table:table-cell office:value-type="float" office:value="8920" table:style-name="ce25">
            <text:p>8,920</text:p>
          </table:table-cell>
          <table:table-cell office:value-type="float" office:value="8225" table:style-name="ce25">
            <text:p>8,225</text:p>
          </table:table-cell>
          <table:table-cell office:value-type="float" office:value="6.4028352478974648" table:style-name="ce26">
            <text:p>6.40</text:p>
          </table:table-cell>
          <table:table-cell office:value-type="float" office:value="215199" table:style-name="ce25">
            <text:p>215,199</text:p>
          </table:table-cell>
          <table:table-cell office:value-type="float" office:value="102366" table:style-name="ce25">
            <text:p>102,366</text:p>
          </table:table-cell>
          <table:table-cell office:value-type="float" office:value="112833" table:style-name="ce25">
            <text:p>112,833</text:p>
          </table:table-cell>
          <table:table-cell office:value-type="float" office:value="80.366505833320886" table:style-name="ce26">
            <text:p>80.37</text:p>
          </table:table-cell>
          <table:table-cell office:value-type="float" office:value="41083" table:style-name="ce25">
            <text:p>41,083</text:p>
          </table:table-cell>
          <table:table-cell office:value-type="float" office:value="18113" table:style-name="ce25">
            <text:p>18,113</text:p>
          </table:table-cell>
          <table:table-cell office:value-type="float" office:value="22970" table:style-name="ce25">
            <text:p>22,970</text:p>
          </table:table-cell>
          <table:table-cell office:value-type="float" office:value="15.342530212270139" table:style-name="ce26">
            <text:p>15.34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福建省</text:p>
          </table:table-cell>
          <table:table-cell office:value-type="float" office:value="153134" table:style-name="ce21">
            <text:p>153,134</text:p>
          </table:table-cell>
          <table:table-cell office:value-type="float" office:value="77413" table:style-name="ce21">
            <text:p>77,413</text:p>
          </table:table-cell>
          <table:table-cell office:value-type="float" office:value="75721" table:style-name="ce21">
            <text:p>75,721</text:p>
          </table:table-cell>
          <table:table-cell office:value-type="float" office:value="5705" table:style-name="ce21">
            <text:p>5,705</text:p>
          </table:table-cell>
          <table:table-cell office:value-type="float" office:value="2956" table:style-name="ce21">
            <text:p>2,956</text:p>
          </table:table-cell>
          <table:table-cell office:value-type="float" office:value="2749" table:style-name="ce21">
            <text:p>2,749</text:p>
          </table:table-cell>
          <table:table-cell office:value-type="float" office:value="3.7254953178262178" table:style-name="ce22">
            <text:p>3.73</text:p>
          </table:table-cell>
          <table:table-cell office:value-type="float" office:value="7520" table:style-name="ce21">
            <text:p>7,520</text:p>
          </table:table-cell>
          <table:table-cell office:value-type="float" office:value="3911" table:style-name="ce21">
            <text:p>3,911</text:p>
          </table:table-cell>
          <table:table-cell office:value-type="float" office:value="3609" table:style-name="ce21">
            <text:p>3,609</text:p>
          </table:table-cell>
          <table:table-cell office:value-type="float" office:value="4.9107317773975732" table:style-name="ce23">
            <text:p>4.91</text:p>
          </table:table-cell>
          <table:table-cell office:value-type="float" office:value="11771" table:style-name="ce21">
            <text:p>11,771</text:p>
          </table:table-cell>
          <table:table-cell office:value-type="float" office:value="6132" table:style-name="ce21">
            <text:p>6,132</text:p>
          </table:table-cell>
          <table:table-cell office:value-type="float" office:value="5639" table:style-name="ce21">
            <text:p>5,639</text:p>
          </table:table-cell>
          <table:table-cell office:value-type="float" office:value="7.6867318818812285" table:style-name="ce22">
            <text:p>7.69</text:p>
          </table:table-cell>
          <table:table-cell office:value-type="float" office:value="12593" table:style-name="ce21">
            <text:p>12,593</text:p>
          </table:table-cell>
          <table:table-cell office:value-type="float" office:value="6587" table:style-name="ce21">
            <text:p>6,587</text:p>
          </table:table-cell>
          <table:table-cell office:value-type="float" office:value="6006" table:style-name="ce21">
            <text:p>6,006</text:p>
          </table:table-cell>
          <table:table-cell office:value-type="float" office:value="8.2235166586127182" table:style-name="ce22">
            <text:p>8.22</text:p>
          </table:table-cell>
          <table:table-cell office:value-type="float" office:value="5700" table:style-name="ce21">
            <text:p>5,700</text:p>
          </table:table-cell>
          <table:table-cell office:value-type="float" office:value="3014" table:style-name="ce21">
            <text:p>3,014</text:p>
          </table:table-cell>
          <table:table-cell office:value-type="float" office:value="2686" table:style-name="ce21">
            <text:p>2,686</text:p>
          </table:table-cell>
          <table:table-cell office:value-type="float" office:value="3.7222302036125225" table:style-name="ce22">
            <text:p>3.72</text:p>
          </table:table-cell>
          <table:table-cell office:value-type="float" office:value="131429" table:style-name="ce21">
            <text:p>131,429</text:p>
          </table:table-cell>
          <table:table-cell office:value-type="float" office:value="66098" table:style-name="ce21">
            <text:p>66,098</text:p>
          </table:table-cell>
          <table:table-cell office:value-type="float" office:value="65331" table:style-name="ce21">
            <text:p>65,331</text:p>
          </table:table-cell>
          <table:table-cell office:value-type="float" office:value="85.826139198349154" table:style-name="ce22">
            <text:p>85.83</text:p>
          </table:table-cell>
          <table:table-cell office:value-type="float" office:value="20478" table:style-name="ce21">
            <text:p>20,478</text:p>
          </table:table-cell>
          <table:table-cell office:value-type="float" office:value="9925" table:style-name="ce21">
            <text:p>9,925</text:p>
          </table:table-cell>
          <table:table-cell office:value-type="float" office:value="10553" table:style-name="ce21">
            <text:p>10,553</text:p>
          </table:table-cell>
          <table:table-cell office:value-type="float" office:value="13.372601773610041" table:style-name="ce22">
            <text:p>13.37</text:p>
          </table:table-cell>
          <table:table-cell table:number-columns-repeated="16352"/>
        </table:table-row>
        <table:table-row table:style-name="ro10">
          <table:table-cell office:value-type="string" table:style-name="ce24">
            <text:p>金門縣</text:p>
          </table:table-cell>
          <table:table-cell office:value-type="float" office:value="140045" table:style-name="ce25">
            <text:p>140,045</text:p>
          </table:table-cell>
          <table:table-cell office:value-type="float" office:value="69918" table:style-name="ce25">
            <text:p>69,918</text:p>
          </table:table-cell>
          <table:table-cell office:value-type="float" office:value="70127" table:style-name="ce25">
            <text:p>70,127</text:p>
          </table:table-cell>
          <table:table-cell office:value-type="float" office:value="5077" table:style-name="ce25">
            <text:p>5,077</text:p>
          </table:table-cell>
          <table:table-cell office:value-type="float" office:value="2612" table:style-name="ce25">
            <text:p>2,612</text:p>
          </table:table-cell>
          <table:table-cell office:value-type="float" office:value="2465" table:style-name="ce25">
            <text:p>2,465</text:p>
          </table:table-cell>
          <table:table-cell office:value-type="float" office:value="3.6252633082223569" table:style-name="ce26">
            <text:p>3.63</text:p>
          </table:table-cell>
          <table:table-cell office:value-type="float" office:value="6712" table:style-name="ce25">
            <text:p>6,712</text:p>
          </table:table-cell>
          <table:table-cell office:value-type="float" office:value="3477" table:style-name="ce25">
            <text:p>3,477</text:p>
          </table:table-cell>
          <table:table-cell office:value-type="float" office:value="3235" table:style-name="ce25">
            <text:p>3,235</text:p>
          </table:table-cell>
          <table:table-cell office:value-type="float" office:value="4.7927451890463786" table:style-name="ce27">
            <text:p>4.79</text:p>
          </table:table-cell>
          <table:table-cell office:value-type="float" office:value="10503" table:style-name="ce25">
            <text:p>10,503</text:p>
          </table:table-cell>
          <table:table-cell office:value-type="float" office:value="5456" table:style-name="ce25">
            <text:p>5,456</text:p>
          </table:table-cell>
          <table:table-cell office:value-type="float" office:value="5047" table:style-name="ce25">
            <text:p>5,047</text:p>
          </table:table-cell>
          <table:table-cell office:value-type="float" office:value="7.4997322289264163" table:style-name="ce26">
            <text:p>7.50</text:p>
          </table:table-cell>
          <table:table-cell office:value-type="float" office:value="11234" table:style-name="ce25">
            <text:p>11,234</text:p>
          </table:table-cell>
          <table:table-cell office:value-type="float" office:value="5866" table:style-name="ce25">
            <text:p>5,866</text:p>
          </table:table-cell>
          <table:table-cell office:value-type="float" office:value="5368" table:style-name="ce25">
            <text:p>5,368</text:p>
          </table:table-cell>
          <table:table-cell office:value-type="float" office:value="8.0217073083651691" table:style-name="ce26">
            <text:p>8.02</text:p>
          </table:table-cell>
          <table:table-cell office:value-type="float" office:value="5141" table:style-name="ce25">
            <text:p>5,141</text:p>
          </table:table-cell>
          <table:table-cell office:value-type="float" office:value="2703" table:style-name="ce25">
            <text:p>2,703</text:p>
          </table:table-cell>
          <table:table-cell office:value-type="float" office:value="2438" table:style-name="ce25">
            <text:p>2,438</text:p>
          </table:table-cell>
          <table:table-cell office:value-type="float" office:value="3.6709629047806067" table:style-name="ce26">
            <text:p>3.67</text:p>
          </table:table-cell>
          <table:table-cell office:value-type="float" office:value="120505" table:style-name="ce25">
            <text:p>120,505</text:p>
          </table:table-cell>
          <table:table-cell office:value-type="float" office:value="59782" table:style-name="ce25">
            <text:p>59,782</text:p>
          </table:table-cell>
          <table:table-cell office:value-type="float" office:value="60723" table:style-name="ce25">
            <text:p>60,723</text:p>
          </table:table-cell>
          <table:table-cell office:value-type="float" office:value="86.047341925809562" table:style-name="ce26">
            <text:p>86.05</text:p>
          </table:table-cell>
          <table:table-cell office:value-type="float" office:value="18934" table:style-name="ce25">
            <text:p>18,934</text:p>
          </table:table-cell>
          <table:table-cell office:value-type="float" office:value="9096" table:style-name="ce25">
            <text:p>9,096</text:p>
          </table:table-cell>
          <table:table-cell office:value-type="float" office:value="9838" table:style-name="ce25">
            <text:p>9,838</text:p>
          </table:table-cell>
          <table:table-cell office:value-type="float" office:value="13.519940019279517" table:style-name="ce26">
            <text:p>13.52</text:p>
          </table:table-cell>
          <table:table-cell table:number-columns-repeated="16352"/>
        </table:table-row>
        <table:table-row table:style-name="ro11">
          <table:table-cell office:value-type="string" table:style-name="ce28">
            <text:p>連江縣</text:p>
          </table:table-cell>
          <table:table-cell office:value-type="float" office:value="13089" table:style-name="ce29">
            <text:p>13,089</text:p>
          </table:table-cell>
          <table:table-cell office:value-type="float" office:value="7495" table:style-name="ce30">
            <text:p>7,495</text:p>
          </table:table-cell>
          <table:table-cell office:value-type="float" office:value="5594" table:style-name="ce30">
            <text:p>5,594</text:p>
          </table:table-cell>
          <table:table-cell office:value-type="float" office:value="628" table:style-name="ce29">
            <text:p>628</text:p>
          </table:table-cell>
          <table:table-cell office:value-type="float" office:value="344" table:style-name="ce30">
            <text:p>344</text:p>
          </table:table-cell>
          <table:table-cell office:value-type="float" office:value="284" table:style-name="ce30">
            <text:p>284</text:p>
          </table:table-cell>
          <table:table-cell office:value-type="float" office:value="4.7979219191687674" table:style-name="ce31">
            <text:p>4.80</text:p>
          </table:table-cell>
          <table:table-cell office:value-type="float" office:value="808" table:style-name="ce29">
            <text:p>808</text:p>
          </table:table-cell>
          <table:table-cell office:value-type="float" office:value="434" table:style-name="ce30">
            <text:p>434</text:p>
          </table:table-cell>
          <table:table-cell office:value-type="float" office:value="374" table:style-name="ce30">
            <text:p>374</text:p>
          </table:table-cell>
          <table:table-cell office:value-type="float" office:value="6.1731224692489883" table:style-name="ce32">
            <text:p>6.17</text:p>
          </table:table-cell>
          <table:table-cell office:value-type="float" office:value="1268" table:style-name="ce29">
            <text:p>1,268</text:p>
          </table:table-cell>
          <table:table-cell office:value-type="float" office:value="676" table:style-name="ce30">
            <text:p>676</text:p>
          </table:table-cell>
          <table:table-cell office:value-type="float" office:value="592" table:style-name="ce30">
            <text:p>592</text:p>
          </table:table-cell>
          <table:table-cell office:value-type="float" office:value="9.6875238750095498" table:style-name="ce31">
            <text:p>9.69</text:p>
          </table:table-cell>
          <table:table-cell office:value-type="float" office:value="1359" table:style-name="ce29">
            <text:p>1,359</text:p>
          </table:table-cell>
          <table:table-cell office:value-type="float" office:value="721" table:style-name="ce30">
            <text:p>721</text:p>
          </table:table-cell>
          <table:table-cell office:value-type="float" office:value="638" table:style-name="ce30">
            <text:p>638</text:p>
          </table:table-cell>
          <table:table-cell office:value-type="float" office:value="10.382764153105661" table:style-name="ce31">
            <text:p>10.38</text:p>
          </table:table-cell>
          <table:table-cell office:value-type="float" office:value="559" table:style-name="ce29">
            <text:p>559</text:p>
          </table:table-cell>
          <table:table-cell office:value-type="float" office:value="311" table:style-name="ce30">
            <text:p>311</text:p>
          </table:table-cell>
          <table:table-cell office:value-type="float" office:value="248" table:style-name="ce30">
            <text:p>248</text:p>
          </table:table-cell>
          <table:table-cell office:value-type="float" office:value="4.2707617083046836" table:style-name="ce31">
            <text:p>4.27</text:p>
          </table:table-cell>
          <table:table-cell office:value-type="float" office:value="10924" table:style-name="ce29">
            <text:p>10,924</text:p>
          </table:table-cell>
          <table:table-cell office:value-type="float" office:value="6316" table:style-name="ce30">
            <text:p>6,316</text:p>
          </table:table-cell>
          <table:table-cell office:value-type="float" office:value="4608" table:style-name="ce30">
            <text:p>4,608</text:p>
          </table:table-cell>
          <table:table-cell office:value-type="float" office:value="83.459393383757359" table:style-name="ce31">
            <text:p>83.46</text:p>
          </table:table-cell>
          <table:table-cell office:value-type="float" office:value="1544" table:style-name="ce29">
            <text:p>1,544</text:p>
          </table:table-cell>
          <table:table-cell office:value-type="float" office:value="829" table:style-name="ce30">
            <text:p>829</text:p>
          </table:table-cell>
          <table:table-cell office:value-type="float" office:value="715" table:style-name="ce30">
            <text:p>715</text:p>
          </table:table-cell>
          <table:table-cell office:value-type="float" office:value="11.796164718465887" table:style-name="ce31">
            <text:p>11.80</text:p>
          </table:table-cell>
          <table:table-cell table:number-columns-repeated="16352" table:style-name="ce33"/>
        </table:table-row>
        <table:table-row table:style-name="ro12">
          <table:table-cell office:value-type="string" table:style-name="ce34">
            <text:p>說明：本表各年齡結構指標項目係屬部分統計，各年齡指標欄位合計數不等於總人口數。</text:p>
          </table:table-cell>
          <table:table-cell table:number-columns-repeated="3" table:style-name="ce35"/>
          <table:table-cell table:number-columns-repeated="3" table:style-name="ce36"/>
          <table:table-cell table:style-name="ce37"/>
          <table:table-cell table:number-columns-repeated="16" table:style-name="ce38"/>
          <table:table-cell table:number-columns-repeated="3" table:style-name="ce39"/>
          <table:table-cell table:number-columns-repeated="4" table:style-name="ce40"/>
          <table:table-cell office:value-type="string" table:style-name="ce41">
            <text:p>內政部戶政司 民國108年11月7日編製</text:p>
          </table:table-cell>
          <table:table-cell table:number-columns-repeated="16352"/>
        </table:table-row>
        <table:table-row table:number-rows-repeated="1048546" table:style-name="ro13">
          <table:table-cell table:number-columns-repeated="16384"/>
        </table:table-row>
        <table:named-expressions>
          <table:named-expression table:name="\a" table:expression="of:=[.#REF!]" table:base-cell-address="05-年齡結構.$A$1"/>
          <table:named-expression table:name="\b" table:expression="of:=[.#REF!]" table:base-cell-address="05-年齡結構.$A$1"/>
          <table:named-expression table:name="NAME" table:expression="of:=[.#REF!]" table:base-cell-address="05-年齡結構.$A$1"/>
          <table:named-expression table:name="P_1" table:expression="of:=[.#REF!]" table:base-cell-address="05-年齡結構.$A$1"/>
          <table:named-expression table:name="P_11" table:expression="of:=[.#REF!]" table:base-cell-address="05-年齡結構.$A$1"/>
          <table:named-expression table:name="P_2" table:expression="of:=[.#REF!]" table:base-cell-address="05-年齡結構.$A$1"/>
          <table:named-range table:name="Print_Area" table:cell-range-address="05-年齡結構.$A$1:05-年齡結構.$AF$30" table:base-cell-address="05-年齡結構.$A$1"/>
          <table:named-expression table:name="PRINT_AREA_MI" table:expression="of:=[.#REF!]" table:base-cell-address="05-年齡結構.$A$1"/>
          <table:named-expression table:name="rd_rf_f_97y_9802_data" table:expression="of:=[.#REF!]" table:base-cell-address="05-年齡結構.$A$1"/>
          <table:named-expression table:name="rd_rg_f_84y_97y_data" table:expression="of:=[.#REF!]" table:base-cell-address="05-年齡結構.$A$1"/>
          <table:named-expression table:name="rd_rg_f_9805_data" table:expression="of:=[.#REF!]" table:base-cell-address="05-年齡結構.$A$1"/>
          <table:named-expression table:name="rd_rg_f_9806_data" table:expression="of:=[.#REF!]" table:base-cell-address="05-年齡結構.$A$1"/>
          <table:named-expression table:name="rd_rg_f_9807_data" table:expression="of:=[.#REF!]" table:base-cell-address="05-年齡結構.$A$1"/>
          <table:named-expression table:name="rd_rg_f_9808_data" table:expression="of:=[.#REF!]" table:base-cell-address="05-年齡結構.$A$1"/>
          <table:named-expression table:name="rd_rg_f_98y_9803_data" table:expression="of:=[.#REF!]" table:base-cell-address="05-年齡結構.$A$1"/>
          <table:named-expression table:name="rd_rg_f_98y_9804_data" table:expression="of:=[.#REF!]" table:base-cell-address="05-年齡結構.$A$1"/>
          <table:named-expression table:name="rd_rg_q_84y_97y_data" table:expression="of:=[.#REF!]" table:base-cell-address="05-年齡結構.$A$1"/>
          <table:named-expression table:name="rd_rg_q_97y_9802_data" table:expression="of:=[.#REF!]" table:base-cell-address="05-年齡結構.$A$1"/>
          <table:named-expression table:name="rd_rg_q_9805_data" table:expression="of:=[.#REF!]" table:base-cell-address="05-年齡結構.$A$1"/>
          <table:named-expression table:name="rd_rg_q_9806_data" table:expression="of:=[.#REF!]" table:base-cell-address="05-年齡結構.$A$1"/>
          <table:named-expression table:name="rd_rg_q_9807_data" table:expression="of:=[.#REF!]" table:base-cell-address="05-年齡結構.$A$1"/>
          <table:named-expression table:name="rd_rg_q_9808_data" table:expression="of:=[.#REF!]" table:base-cell-address="05-年齡結構.$A$1"/>
          <table:named-expression table:name="rd_rg_q_98y_9803_data" table:expression="of:=[.#REF!]" table:base-cell-address="05-年齡結構.$A$1"/>
          <table:named-expression table:name="rd_rg_q_98y_9804_data" table:expression="of:=[.#REF!]" table:base-cell-address="05-年齡結構.$A$1"/>
          <table:named-expression table:name="rd_rg_q9607" table:expression="of:=[.#REF!]" table:base-cell-address="05-年齡結構.$A$1"/>
          <table:named-expression table:name="rd_t_84y_97y_data" table:expression="of:=[.#REF!]" table:base-cell-address="05-年齡結構.$A$1"/>
          <table:named-expression table:name="rd_t_97y_9802_data" table:expression="of:=[.#REF!]" table:base-cell-address="05-年齡結構.$A$1"/>
          <table:named-expression table:name="rd_t_9805_data" table:expression="of:=[.#REF!]" table:base-cell-address="05-年齡結構.$A$1"/>
          <table:named-expression table:name="rd_t_9806_data" table:expression="of:=[.#REF!]" table:base-cell-address="05-年齡結構.$A$1"/>
          <table:named-expression table:name="rd_t_9807_data" table:expression="of:=[.#REF!]" table:base-cell-address="05-年齡結構.$A$1"/>
          <table:named-expression table:name="rd_t_9808_data" table:expression="of:=[.#REF!]" table:base-cell-address="05-年齡結構.$A$1"/>
          <table:named-expression table:name="rd_t_98y_9803_data" table:expression="of:=[.#REF!]" table:base-cell-address="05-年齡結構.$A$1"/>
          <table:named-expression table:name="rd_t_98y_9804_data" table:expression="of:=[.#REF!]" table:base-cell-address="05-年齡結構.$A$1"/>
          <table:named-expression table:name="rd_t9607" table:expression="of:=[.#REF!]" table:base-cell-address="05-年齡結構.$A$1"/>
          <table:named-expression table:name="月底人口數" table:expression="of:=[.#REF!]" table:base-cell-address="05-年齡結構.$A$1"/>
          <table:named-expression table:name="出生" table:expression="of:=[.#REF!]" table:base-cell-address="05-年齡結構.$A$1"/>
          <table:named-expression table:name="死亡" table:expression="of:=[.#REF!]" table:base-cell-address="05-年齡結構.$A$1"/>
          <table:named-expression table:name="結婚" table:expression="of:=[.#REF!]" table:base-cell-address="05-年齡結構.$A$1"/>
          <table:named-expression table:name="鄰數戶數" table:expression="of:=[.#REF!]" table:base-cell-address="05-年齡結構.$A$1"/>
          <table:named-expression table:name="離婚" table:expression="of:=[.#REF!]" table:base-cell-address="05-年齡結構.$A$1"/>
        </table:named-expressions>
      </table:table>
      <table:table table:name="'file:///D:/袖0/01--速（月）報/3.速(月)報套印/各月(03以外).xlsx'#新02性比例等-年月別" table:style-name="ta2">
        <table:table-source xlink:href="file:///D:/袖0/01--速（月）報/3.速(月)報套印/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2-縣市別" table:style-name="ta2">
        <table:table-source xlink:href="file:///D:/袖0/01--速（月）報/3.速(月)報套印/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4-單一年齡" table:style-name="ta2">
        <table:table-source xlink:href="file:///D:/袖0/01--速（月）報/3.速(月)報套印/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5-年齡結構" table:style-name="ta2">
        <table:table-source xlink:href="file:///D:/袖0/01--速（月）報/3.速(月)報套印/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6_人口增加&amp;生死結離" table:style-name="ta2">
        <table:table-source xlink:href="file:///D:/袖0/01--速（月）報/3.速(月)報套印/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7出生-年月別" table:style-name="ta2">
        <table:table-source xlink:href="file:///D:/袖0/01--速（月）報/3.速(月)報套印/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7-縣市別" table:style-name="ta2">
        <table:table-source xlink:href="file:///D:/袖0/01--速（月）報/3.速(月)報套印/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年月別" table:style-name="ta2">
        <table:table-source xlink:href="file:///D:/袖0/01--速（月）報/3.速(月)報套印/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縣市別" table:style-name="ta2">
        <table:table-source xlink:href="file:///D:/袖0/01--速（月）報/3.速(月)報套印/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設籍情形" table:style-name="ta2">
        <table:table-source xlink:href="file:///D:/袖0/01--速（月）報/3.速(月)報套印/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年月別_" table:style-name="ta2">
        <table:table-source xlink:href="file:///D:/袖0/01--速（月）報/3.速(月)報套印/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縣市別_" table:style-name="ta2">
        <table:table-source xlink:href="file:///D:/袖0/01--速（月）報/3.速(月)報套印/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設籍情形_" table:style-name="ta2">
        <table:table-source xlink:href="file:///D:/袖0/01--速（月）報/3.速(月)報套印/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0_年月別-新" table:style-name="ta2">
        <table:table-source xlink:href="file:///D:/袖0/01--速（月）報/3.速(月)報套印/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0_縣市別-新" table:style-name="ta2">
        <table:table-source xlink:href="file:///D:/袖0/01--速（月）報/3.速(月)報套印/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1-遷徙" table:style-name="ta2">
        <table:table-source xlink:href="file:///D:/袖0/01--速（月）報/3.速(月)報套印/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1-06T09:47:48Z</meta:creation-date>
    <dc:date>2019-11-06T09:53:27Z</dc:date>
  </office:meta>
</office:document-meta>
</file>